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Verdana" svg:font-family="Verdana, sans-serif"/>
    <style:font-face style:name="inherit" svg:font-family="inherit"/>
    <style:font-face style:name="roboto" svg:font-family="roboto"/>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120130" officeooo:paragraph-rsid="00120130" style:font-weight-asian="bold" style:font-weight-complex="bold"/>
    </style:style>
    <style:style style:name="P3" style:family="paragraph" style:parent-style-name="Preformatted_20_Text">
      <style:text-properties fo:font-weight="bold" officeooo:rsid="001303b4" officeooo:paragraph-rsid="001303b4" style:font-weight-asian="bold" style:font-weight-complex="bold"/>
    </style:style>
    <style:style style:name="P4" style:family="paragraph" style:parent-style-name="Preformatted_20_Text">
      <style:text-properties fo:font-weight="bold" officeooo:rsid="001482f0" officeooo:paragraph-rsid="001482f0" style:font-weight-asian="bold" style:font-weight-complex="bold"/>
    </style:style>
    <style:style style:name="P5" style:family="paragraph" style:parent-style-name="Preformatted_20_Text">
      <style:text-properties fo:font-weight="bold" officeooo:rsid="001cc688" officeooo:paragraph-rsid="001cc688" style:font-weight-asian="bold" style:font-weight-complex="bold"/>
    </style:style>
    <style:style style:name="P6" style:family="paragraph" style:parent-style-name="Preformatted_20_Text">
      <style:text-properties fo:font-weight="normal" officeooo:rsid="00120130" officeooo:paragraph-rsid="00120130" style:font-weight-asian="normal" style:font-weight-complex="normal"/>
    </style:style>
    <style:style style:name="P7" style:family="paragraph" style:parent-style-name="Preformatted_20_Text">
      <style:text-properties fo:font-weight="normal" officeooo:rsid="001303b4" officeooo:paragraph-rsid="00120130" style:font-weight-asian="normal" style:font-weight-complex="normal"/>
    </style:style>
    <style:style style:name="P8" style:family="paragraph" style:parent-style-name="Preformatted_20_Text">
      <style:text-properties fo:font-weight="normal" officeooo:rsid="001482f0" officeooo:paragraph-rsid="001482f0" style:font-weight-asian="normal" style:font-weight-complex="normal"/>
    </style:style>
    <style:style style:name="P9" style:family="paragraph" style:parent-style-name="Preformatted_20_Text">
      <style:text-properties fo:font-weight="normal" officeooo:rsid="00193edc" officeooo:paragraph-rsid="00193edc" style:font-weight-asian="normal" style:font-weight-complex="normal"/>
    </style:style>
    <style:style style:name="P10" style:family="paragraph" style:parent-style-name="Preformatted_20_Text">
      <style:text-properties fo:font-weight="normal" officeooo:rsid="001cc688" officeooo:paragraph-rsid="001cc688" style:font-weight-asian="normal" style:font-weight-complex="normal"/>
    </style:style>
    <style:style style:name="P11" style:family="paragraph" style:parent-style-name="Preformatted_20_Text">
      <style:text-properties officeooo:paragraph-rsid="001cc688"/>
    </style:style>
    <style:style style:name="P12" style:family="paragraph" style:parent-style-name="Preformatted_20_Text">
      <style:text-properties fo:font-size="10pt" fo:font-weight="bold" officeooo:rsid="001fe4dc" officeooo:paragraph-rsid="001fe4dc" style:font-size-asian="10pt" style:font-weight-asian="bold" style:font-size-complex="10pt" style:font-weight-complex="bold"/>
    </style:style>
    <style:style style:name="P13" style:family="paragraph" style:parent-style-name="Preformatted_20_Text">
      <style:text-properties fo:font-size="10pt" fo:font-style="italic" fo:font-weight="normal" officeooo:rsid="001fe4dc" officeooo:paragraph-rsid="001fe4dc" style:font-size-asian="10pt" style:font-style-asian="italic" style:font-weight-asian="normal" style:font-size-complex="10pt" style:font-style-complex="italic" style:font-weight-complex="normal"/>
    </style:style>
    <style:style style:name="P14" style:family="paragraph" style:parent-style-name="Preformatted_20_Text">
      <style:text-properties fo:font-size="10pt" fo:font-style="italic" fo:font-weight="normal" officeooo:rsid="00210272" officeooo:paragraph-rsid="00210272" style:font-size-asian="10pt" style:font-style-asian="italic" style:font-weight-asian="normal" style:font-size-complex="10pt" style:font-style-complex="italic" style:font-weight-complex="normal"/>
    </style:style>
    <style:style style:name="P15" style:family="paragraph" style:parent-style-name="Preformatted_20_Text">
      <style:text-properties fo:font-size="10pt" fo:font-style="italic" fo:font-weight="normal" officeooo:rsid="00218d6d" officeooo:paragraph-rsid="00218d6d" style:font-size-asian="10pt" style:font-style-asian="italic" style:font-weight-asian="normal" style:font-size-complex="10pt" style:font-style-complex="italic" style:font-weight-complex="normal"/>
    </style:style>
    <style:style style:name="P16" style:family="paragraph" style:parent-style-name="Preformatted_20_Text">
      <style:text-properties fo:font-size="10pt" fo:font-style="italic" fo:font-weight="normal" officeooo:rsid="0026d2db" officeooo:paragraph-rsid="0026d2db" style:font-size-asian="10pt" style:font-style-asian="italic" style:font-weight-asian="normal" style:font-size-complex="10pt" style:font-style-complex="italic" style:font-weight-complex="normal"/>
    </style:style>
    <style:style style:name="P17" style:family="paragraph" style:parent-style-name="Preformatted_20_Text">
      <style:text-properties fo:font-size="10pt" fo:font-style="italic" fo:font-weight="normal" officeooo:rsid="0029effe" officeooo:paragraph-rsid="0029effe" style:font-size-asian="10pt" style:font-style-asian="italic" style:font-weight-asian="normal" style:font-size-complex="10pt" style:font-style-complex="italic" style:font-weight-complex="normal"/>
    </style:style>
    <style:style style:name="P18" style:family="paragraph" style:parent-style-name="Preformatted_20_Text">
      <style:text-properties fo:font-size="10pt" fo:font-style="italic" fo:font-weight="normal" officeooo:rsid="002b195f" officeooo:paragraph-rsid="002b195f" style:font-size-asian="10pt" style:font-style-asian="italic" style:font-weight-asian="normal" style:font-size-complex="10pt" style:font-style-complex="italic" style:font-weight-complex="normal"/>
    </style:style>
    <style:style style:name="P19" style:family="paragraph" style:parent-style-name="Preformatted_20_Text">
      <style:text-properties fo:font-size="10pt" fo:font-style="italic" fo:font-weight="normal" officeooo:rsid="002d3513" officeooo:paragraph-rsid="002d3513" style:font-size-asian="10pt" style:font-style-asian="italic" style:font-weight-asian="normal" style:font-size-complex="10pt" style:font-style-complex="italic" style:font-weight-complex="normal"/>
    </style:style>
    <style:style style:name="P20" style:family="paragraph" style:parent-style-name="Preformatted_20_Text">
      <style:text-properties fo:font-size="10pt" fo:font-style="italic" fo:font-weight="normal" officeooo:rsid="0034badf" officeooo:paragraph-rsid="0034badf" style:font-size-asian="10pt" style:font-style-asian="italic" style:font-weight-asian="normal" style:font-size-complex="10pt" style:font-style-complex="italic" style:font-weight-complex="normal"/>
    </style:style>
    <style:style style:name="P21" style:family="paragraph" style:parent-style-name="Preformatted_20_Text">
      <style:text-properties fo:font-size="10pt" fo:font-style="italic" fo:font-weight="normal" officeooo:rsid="003559e8" officeooo:paragraph-rsid="003559e8" style:font-size-asian="10pt" style:font-style-asian="italic" style:font-weight-asian="normal" style:font-size-complex="10pt" style:font-style-complex="italic" style:font-weight-complex="normal"/>
    </style:style>
    <style:style style:name="P22" style:family="paragraph" style:parent-style-name="Preformatted_20_Text">
      <style:text-properties fo:font-size="10pt" fo:font-style="normal" fo:font-weight="normal" officeooo:rsid="00210272" officeooo:paragraph-rsid="00210272" style:font-size-asian="10pt" style:font-style-asian="normal" style:font-weight-asian="normal" style:font-size-complex="10pt" style:font-style-complex="normal" style:font-weight-complex="normal"/>
    </style:style>
    <style:style style:name="P23" style:family="paragraph" style:parent-style-name="Preformatted_20_Text">
      <style:text-properties fo:font-size="10pt" fo:font-style="normal" fo:font-weight="normal" officeooo:rsid="00218d6d" officeooo:paragraph-rsid="00218d6d" style:font-size-asian="10pt" style:font-style-asian="normal" style:font-weight-asian="normal" style:font-size-complex="10pt" style:font-style-complex="normal" style:font-weight-complex="normal"/>
    </style:style>
    <style:style style:name="P24" style:family="paragraph" style:parent-style-name="Preformatted_20_Text">
      <style:text-properties fo:font-size="10pt" fo:font-style="normal" fo:font-weight="normal" officeooo:rsid="001fe4dc" officeooo:paragraph-rsid="001fe4dc" style:font-size-asian="10pt" style:font-style-asian="normal" style:font-weight-asian="normal" style:font-size-complex="10pt" style:font-style-complex="normal" style:font-weight-complex="normal"/>
    </style:style>
    <style:style style:name="P25" style:family="paragraph" style:parent-style-name="Preformatted_20_Text">
      <style:text-properties fo:font-size="10pt" fo:font-style="normal" fo:font-weight="normal" officeooo:rsid="002328c7" officeooo:paragraph-rsid="002328c7" style:font-size-asian="10pt" style:font-style-asian="normal" style:font-weight-asian="normal" style:font-size-complex="10pt" style:font-style-complex="normal" style:font-weight-complex="normal"/>
    </style:style>
    <style:style style:name="P26" style:family="paragraph" style:parent-style-name="Preformatted_20_Text">
      <style:text-properties fo:font-size="10pt" fo:font-style="normal" fo:font-weight="normal" officeooo:rsid="0025a524" officeooo:paragraph-rsid="0025a524" style:font-size-asian="10pt" style:font-style-asian="normal" style:font-weight-asian="normal" style:font-size-complex="10pt" style:font-style-complex="normal" style:font-weight-complex="normal"/>
    </style:style>
    <style:style style:name="P27" style:family="paragraph" style:parent-style-name="Preformatted_20_Text">
      <style:text-properties fo:font-size="10pt" fo:font-style="normal" fo:font-weight="normal" officeooo:rsid="0026d2db" officeooo:paragraph-rsid="0026d2db" style:font-size-asian="10pt" style:font-style-asian="normal" style:font-weight-asian="normal" style:font-size-complex="10pt" style:font-style-complex="normal" style:font-weight-complex="normal"/>
    </style:style>
    <style:style style:name="P28" style:family="paragraph" style:parent-style-name="Preformatted_20_Text">
      <style:text-properties fo:font-size="10pt" fo:font-style="normal" fo:font-weight="normal" officeooo:rsid="0029effe" officeooo:paragraph-rsid="0029effe" style:font-size-asian="10pt" style:font-style-asian="normal" style:font-weight-asian="normal" style:font-size-complex="10pt" style:font-style-complex="normal" style:font-weight-complex="normal"/>
    </style:style>
    <style:style style:name="P29" style:family="paragraph" style:parent-style-name="Preformatted_20_Text">
      <style:text-properties fo:font-size="10pt" fo:font-style="normal" fo:font-weight="normal" officeooo:rsid="002b195f" officeooo:paragraph-rsid="002b195f" style:font-size-asian="10pt" style:font-style-asian="normal" style:font-weight-asian="normal" style:font-size-complex="10pt" style:font-style-complex="normal" style:font-weight-complex="normal"/>
    </style:style>
    <style:style style:name="P30" style:family="paragraph" style:parent-style-name="Preformatted_20_Text">
      <style:text-properties fo:font-size="10pt" fo:font-style="normal" fo:font-weight="normal" officeooo:rsid="002d3513" officeooo:paragraph-rsid="002d3513" style:font-size-asian="10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normal" fo:font-weight="normal" officeooo:rsid="003164d8" officeooo:paragraph-rsid="003164d8" style:font-size-asian="10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31ac91" officeooo:paragraph-rsid="0031ac91" style:font-size-asian="10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32e04f" officeooo:paragraph-rsid="0032e04f" style:font-size-asian="10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33f733" officeooo:paragraph-rsid="0033f733" style:font-size-asian="10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3559e8" officeooo:paragraph-rsid="003559e8" style:font-size-asian="10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036b316" officeooo:paragraph-rsid="0036b316" style:font-size-asian="10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02fa52e" officeooo:paragraph-rsid="002fa52e" style:font-size-asian="10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038a6e6" officeooo:paragraph-rsid="0038a6e6" style:font-size-asian="10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3b3a96" officeooo:paragraph-rsid="003b3a96" style:font-size-asian="10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bold" officeooo:rsid="00210272" officeooo:paragraph-rsid="00210272" style:font-size-asian="10pt" style:font-style-asian="normal" style:font-weight-asian="bold" style:font-size-complex="10pt" style:font-style-complex="normal" style:font-weight-complex="bold"/>
    </style:style>
    <style:style style:name="P42" style:family="paragraph" style:parent-style-name="Preformatted_20_Text">
      <style:text-properties fo:font-size="10pt" fo:font-style="normal" fo:font-weight="bold" officeooo:rsid="00218d6d" officeooo:paragraph-rsid="00218d6d" style:font-size-asian="10pt" style:font-style-asian="normal" style:font-weight-asian="bold" style:font-size-complex="10pt" style:font-style-complex="normal" style:font-weight-complex="bold"/>
    </style:style>
    <style:style style:name="P43" style:family="paragraph" style:parent-style-name="Preformatted_20_Text">
      <style:text-properties fo:font-size="10pt" fo:font-style="normal" fo:font-weight="bold" officeooo:rsid="00229bcd" officeooo:paragraph-rsid="00229bcd" style:font-size-asian="10pt" style:font-style-asian="normal" style:font-weight-asian="bold" style:font-size-complex="10pt" style:font-style-complex="normal" style:font-weight-complex="bold"/>
    </style:style>
    <style:style style:name="P44" style:family="paragraph" style:parent-style-name="Preformatted_20_Text">
      <style:text-properties fo:font-size="10pt" fo:font-style="normal" fo:font-weight="bold" officeooo:rsid="001fe4dc" officeooo:paragraph-rsid="001fe4dc" style:font-size-asian="10pt" style:font-style-asian="normal" style:font-weight-asian="bold" style:font-size-complex="10pt" style:font-style-complex="normal" style:font-weight-complex="bold"/>
    </style:style>
    <style:style style:name="P45" style:family="paragraph" style:parent-style-name="Preformatted_20_Text">
      <style:text-properties fo:font-size="10pt" fo:font-style="normal" fo:font-weight="bold" officeooo:rsid="0025a524" officeooo:paragraph-rsid="0025a524" style:font-size-asian="10pt" style:font-style-asian="normal" style:font-weight-asian="bold" style:font-size-complex="10pt" style:font-style-complex="normal" style:font-weight-complex="bold"/>
    </style:style>
    <style:style style:name="P46" style:family="paragraph" style:parent-style-name="Preformatted_20_Text">
      <style:text-properties fo:font-size="10pt" fo:font-style="normal" fo:font-weight="bold" officeooo:rsid="00287fd0" officeooo:paragraph-rsid="00287fd0" style:font-size-asian="10pt" style:font-style-asian="normal" style:font-weight-asian="bold" style:font-size-complex="10pt" style:font-style-complex="normal" style:font-weight-complex="bold"/>
    </style:style>
    <style:style style:name="P47" style:family="paragraph" style:parent-style-name="Preformatted_20_Text">
      <style:text-properties fo:font-size="10pt" fo:font-style="normal" fo:font-weight="bold" officeooo:rsid="002b195f" officeooo:paragraph-rsid="0029effe" style:font-size-asian="10pt" style:font-style-asian="normal" style:font-weight-asian="bold" style:font-size-complex="10pt" style:font-style-complex="normal" style:font-weight-complex="bold"/>
    </style:style>
    <style:style style:name="P48" style:family="paragraph" style:parent-style-name="Preformatted_20_Text">
      <style:text-properties fo:font-size="10pt" fo:font-style="normal" fo:font-weight="bold" officeooo:rsid="002b195f" officeooo:paragraph-rsid="002b195f" style:font-size-asian="10pt" style:font-style-asian="normal" style:font-weight-asian="bold" style:font-size-complex="10pt" style:font-style-complex="normal" style:font-weight-complex="bold"/>
    </style:style>
    <style:style style:name="P49" style:family="paragraph" style:parent-style-name="Preformatted_20_Text">
      <style:text-properties fo:font-size="10pt" fo:font-style="normal" fo:font-weight="bold" officeooo:rsid="002cb366" officeooo:paragraph-rsid="002cb366" style:font-size-asian="10pt" style:font-style-asian="normal" style:font-weight-asian="bold" style:font-size-complex="10pt" style:font-style-complex="normal" style:font-weight-complex="bold"/>
    </style:style>
    <style:style style:name="P50" style:family="paragraph" style:parent-style-name="Preformatted_20_Text">
      <style:text-properties fo:font-size="10pt" fo:font-style="normal" fo:font-weight="bold" officeooo:rsid="002d3513" officeooo:paragraph-rsid="002d3513" style:font-size-asian="10pt" style:font-style-asian="normal" style:font-weight-asian="bold" style:font-size-complex="10pt" style:font-style-complex="normal" style:font-weight-complex="bold"/>
    </style:style>
    <style:style style:name="P51" style:family="paragraph" style:parent-style-name="Preformatted_20_Text">
      <style:text-properties fo:font-size="10pt" fo:font-style="normal" fo:font-weight="bold" officeooo:rsid="002dc0d7" officeooo:paragraph-rsid="002dc0d7" style:font-size-asian="10pt" style:font-style-asian="normal" style:font-weight-asian="bold" style:font-size-complex="10pt" style:font-style-complex="normal" style:font-weight-complex="bold"/>
    </style:style>
    <style:style style:name="P52" style:family="paragraph" style:parent-style-name="Preformatted_20_Text">
      <style:text-properties fo:font-size="10pt" fo:font-style="normal" fo:font-weight="bold" officeooo:rsid="003164d8" officeooo:paragraph-rsid="003164d8" style:font-size-asian="10pt" style:font-style-asian="normal" style:font-weight-asian="bold" style:font-size-complex="10pt" style:font-style-complex="normal" style:font-weight-complex="bold"/>
    </style:style>
    <style:style style:name="P53" style:family="paragraph" style:parent-style-name="Preformatted_20_Text">
      <style:text-properties fo:font-size="10pt" fo:font-style="normal" fo:font-weight="bold" officeooo:rsid="0031ac91" officeooo:paragraph-rsid="0031ac91" style:font-size-asian="10pt" style:font-style-asian="normal" style:font-weight-asian="bold" style:font-size-complex="10pt" style:font-style-complex="normal" style:font-weight-complex="bold"/>
    </style:style>
    <style:style style:name="P54" style:family="paragraph" style:parent-style-name="Preformatted_20_Text">
      <style:text-properties fo:font-size="10pt" fo:font-style="normal" fo:font-weight="bold" officeooo:rsid="0032e04f" officeooo:paragraph-rsid="0032e04f" style:font-size-asian="10pt" style:font-style-asian="normal" style:font-weight-asian="bold" style:font-size-complex="10pt" style:font-style-complex="normal" style:font-weight-complex="bold"/>
    </style:style>
    <style:style style:name="P55" style:family="paragraph" style:parent-style-name="Preformatted_20_Text">
      <style:text-properties fo:font-size="10pt" fo:font-style="normal" fo:font-weight="bold" officeooo:rsid="0034badf" officeooo:paragraph-rsid="0034badf" style:font-size-asian="10pt" style:font-style-asian="normal" style:font-weight-asian="bold" style:font-size-complex="10pt" style:font-style-complex="normal" style:font-weight-complex="bold"/>
    </style:style>
    <style:style style:name="P56" style:family="paragraph" style:parent-style-name="Preformatted_20_Text">
      <style:text-properties fo:font-size="10pt" fo:font-style="normal" fo:font-weight="bold" officeooo:rsid="003559e8" officeooo:paragraph-rsid="003559e8" style:font-size-asian="10pt" style:font-style-asian="normal" style:font-weight-asian="bold" style:font-size-complex="10pt" style:font-style-complex="normal" style:font-weight-complex="bold"/>
    </style:style>
    <style:style style:name="P57" style:family="paragraph" style:parent-style-name="Preformatted_20_Text">
      <style:text-properties fo:font-size="10pt" fo:font-style="normal" fo:font-weight="bold" officeooo:rsid="0036b316" officeooo:paragraph-rsid="0036b316" style:font-size-asian="10pt" style:font-style-asian="normal" style:font-weight-asian="bold" style:font-size-complex="10pt" style:font-style-complex="normal" style:font-weight-complex="bold"/>
    </style:style>
    <style:style style:name="P58" style:family="paragraph" style:parent-style-name="Preformatted_20_Text">
      <style:text-properties fo:font-size="10pt" fo:font-style="normal" fo:font-weight="bold" officeooo:rsid="00378248" officeooo:paragraph-rsid="00378248" style:font-size-asian="10pt" style:font-style-asian="normal" style:font-weight-asian="bold" style:font-size-complex="10pt" style:font-style-complex="normal" style:font-weight-complex="bold"/>
    </style:style>
    <style:style style:name="P59" style:family="paragraph" style:parent-style-name="Preformatted_20_Text">
      <style:text-properties fo:font-size="10pt" fo:font-style="normal" fo:font-weight="bold" officeooo:rsid="0038a6e6" officeooo:paragraph-rsid="0038a6e6" style:font-size-asian="10pt" style:font-style-asian="normal" style:font-weight-asian="bold" style:font-size-complex="10pt" style:font-style-complex="normal" style:font-weight-complex="bold"/>
    </style:style>
    <style:style style:name="P60" style:family="paragraph" style:parent-style-name="Preformatted_20_Text">
      <style:text-properties fo:font-size="10pt" fo:font-style="normal" fo:font-weight="bold" officeooo:rsid="0039fcc6" officeooo:paragraph-rsid="0039fcc6" style:font-size-asian="10pt" style:font-style-asian="normal" style:font-weight-asian="bold" style:font-size-complex="10pt" style:font-style-complex="normal" style:font-weight-complex="bold"/>
    </style:style>
    <style:style style:name="P61" style:family="paragraph" style:parent-style-name="Preformatted_20_Text">
      <style:text-properties fo:font-size="10pt" fo:font-style="normal" fo:font-weight="bold" officeooo:rsid="003b3a96" officeooo:paragraph-rsid="003b3a96" style:font-size-asian="10pt" style:font-style-asian="normal" style:font-weight-asian="bold" style:font-size-complex="10pt" style:font-style-complex="normal" style:font-weight-complex="bold"/>
    </style:style>
    <style:style style:name="P62" style:family="paragraph" style:parent-style-name="Preformatted_20_Text">
      <style:text-properties fo:font-size="10pt" fo:font-style="normal" fo:font-weight="bold" officeooo:rsid="003e1a54" officeooo:paragraph-rsid="003e1a54" style:font-size-asian="10pt" style:font-style-asian="normal" style:font-weight-asian="bold" style:font-size-complex="10pt" style:font-style-complex="normal" style:font-weight-complex="bold"/>
    </style:style>
    <style:style style:name="P63" style:family="paragraph" style:parent-style-name="Preformatted_20_Text">
      <style:text-properties fo:font-size="10pt" fo:font-style="normal" fo:font-weight="bold" officeooo:rsid="003f5934" officeooo:paragraph-rsid="003f5934" style:font-size-asian="10pt" style:font-style-asian="normal" style:font-weight-asian="bold" style:font-size-complex="10pt" style:font-style-complex="normal" style:font-weight-complex="bold"/>
    </style:style>
    <style:style style:name="P64" style:family="paragraph" style:parent-style-name="Preformatted_20_Text">
      <style:text-properties fo:font-style="normal" fo:font-weight="normal" officeooo:rsid="00193edc" officeooo:paragraph-rsid="00193edc" style:font-style-asian="normal" style:font-weight-asian="normal" style:font-style-complex="normal" style:font-weight-complex="normal"/>
    </style:style>
    <style:style style:name="P65" style:family="paragraph" style:parent-style-name="Preformatted_20_Text">
      <style:text-properties fo:font-style="normal" fo:font-weight="normal" officeooo:rsid="001cc688" officeooo:paragraph-rsid="001cc688" style:font-style-asian="normal" style:font-weight-asian="normal" style:font-style-complex="normal" style:font-weight-complex="normal"/>
    </style:style>
    <style:style style:name="P66" style:family="paragraph" style:parent-style-name="Preformatted_20_Text">
      <style:text-properties fo:font-style="normal" fo:font-weight="normal" officeooo:rsid="001ce354" officeooo:paragraph-rsid="001ce354" style:font-style-asian="normal" style:font-weight-asian="normal" style:font-style-complex="normal" style:font-weight-complex="normal"/>
    </style:style>
    <style:style style:name="P67" style:family="paragraph" style:parent-style-name="Preformatted_20_Text">
      <style:text-properties fo:font-size="12pt" fo:font-style="normal" fo:font-weight="normal" officeooo:rsid="001ce354" officeooo:paragraph-rsid="001ce354" style:font-size-asian="10pt" style:font-style-asian="normal" style:font-weight-asian="normal" style:font-size-complex="10pt" style:font-style-complex="normal" style:font-weight-complex="normal"/>
    </style:style>
    <style:style style:name="P68" style:family="paragraph" style:parent-style-name="Preformatted_20_Text" style:list-style-name="L1">
      <style:text-properties fo:font-weight="normal" officeooo:rsid="00120130" officeooo:paragraph-rsid="00120130" style:font-weight-asian="normal" style:font-weight-complex="normal"/>
    </style:style>
    <style:style style:name="P69" style:family="paragraph" style:parent-style-name="Preformatted_20_Text" style:list-style-name="L2">
      <style:text-properties fo:font-weight="normal" officeooo:rsid="00120130" officeooo:paragraph-rsid="00120130" style:font-weight-asian="normal" style:font-weight-complex="normal"/>
    </style:style>
    <style:style style:name="P70" style:family="paragraph" style:parent-style-name="Preformatted_20_Text" style:list-style-name="L4">
      <style:text-properties fo:font-weight="normal" officeooo:rsid="00120130" officeooo:paragraph-rsid="00120130" style:font-weight-asian="normal" style:font-weight-complex="normal"/>
    </style:style>
    <style:style style:name="P71" style:family="paragraph" style:parent-style-name="Preformatted_20_Text" style:list-style-name="L3">
      <style:text-properties fo:font-weight="normal" officeooo:rsid="0017ef8b" officeooo:paragraph-rsid="0017ef8b" style:font-weight-asian="normal" style:font-weight-complex="normal"/>
    </style:style>
    <style:style style:name="P72" style:family="paragraph" style:parent-style-name="Preformatted_20_Text" style:list-style-name="L5">
      <style:text-properties fo:font-weight="normal" officeooo:rsid="001482f0" officeooo:paragraph-rsid="001482f0" style:font-weight-asian="normal" style:font-weight-complex="normal"/>
    </style:style>
    <style:style style:name="P73" style:family="paragraph" style:parent-style-name="Preformatted_20_Text" style:list-style-name="L6">
      <style:text-properties fo:font-weight="normal" officeooo:rsid="001482f0" officeooo:paragraph-rsid="001482f0" style:font-weight-asian="normal" style:font-weight-complex="normal"/>
    </style:style>
    <style:style style:name="P74" style:family="paragraph" style:parent-style-name="Preformatted_20_Text" style:list-style-name="L7">
      <style:text-properties fo:font-size="10pt" fo:font-weight="normal" officeooo:rsid="001fe4dc" officeooo:paragraph-rsid="001fe4dc" style:font-size-asian="10pt" style:font-weight-asian="normal" style:font-size-complex="10pt" style:font-weight-complex="normal"/>
    </style:style>
    <style:style style:name="P75" style:family="paragraph" style:parent-style-name="Preformatted_20_Text" style:list-style-name="L8">
      <style:text-properties fo:font-size="10pt" fo:font-style="italic" fo:font-weight="normal" officeooo:rsid="001fe4dc" officeooo:paragraph-rsid="001fe4dc" style:font-size-asian="10pt" style:font-style-asian="italic" style:font-weight-asian="normal" style:font-size-complex="10pt" style:font-style-complex="italic" style:font-weight-complex="normal"/>
    </style:style>
    <style:style style:name="P76" style:family="paragraph" style:parent-style-name="Preformatted_20_Text">
      <style:text-properties fo:font-size="10pt" fo:font-style="italic" fo:font-weight="normal" officeooo:rsid="0043bee1" officeooo:paragraph-rsid="0043bee1" style:font-size-asian="10pt" style:font-style-asian="italic" style:font-weight-asian="normal" style:font-size-complex="10pt" style:font-style-complex="italic" style:font-weight-complex="normal"/>
    </style:style>
    <style:style style:name="P77" style:family="paragraph" style:parent-style-name="Preformatted_20_Text">
      <style:text-properties fo:font-size="10pt" fo:font-style="italic" fo:font-weight="normal" officeooo:rsid="004798d6" officeooo:paragraph-rsid="0048b48e" style:font-size-asian="10pt" style:font-style-asian="italic" style:font-weight-asian="normal" style:font-size-complex="10pt" style:font-style-complex="italic" style:font-weight-complex="normal"/>
    </style:style>
    <style:style style:name="P78" style:family="paragraph" style:parent-style-name="Preformatted_20_Text">
      <style:text-properties fo:font-size="10pt" fo:font-style="italic" fo:font-weight="normal" officeooo:rsid="0048b65f" officeooo:paragraph-rsid="0048b65f" style:font-size-asian="10pt" style:font-style-asian="italic" style:font-weight-asian="normal" style:font-size-complex="10pt" style:font-style-complex="italic" style:font-weight-complex="normal"/>
    </style:style>
    <style:style style:name="P79" style:family="paragraph" style:parent-style-name="Preformatted_20_Text">
      <style:text-properties fo:font-size="10pt" fo:font-style="italic" fo:font-weight="normal" officeooo:rsid="00490957" officeooo:paragraph-rsid="00490957" style:font-size-asian="10pt" style:font-style-asian="italic" style:font-weight-asian="normal" style:font-size-complex="10pt" style:font-style-complex="italic" style:font-weight-complex="normal"/>
    </style:style>
    <style:style style:name="P80" style:family="paragraph" style:parent-style-name="Preformatted_20_Text" style:list-style-name="L42">
      <style:text-properties fo:font-size="10pt" fo:font-style="italic" fo:font-weight="normal" officeooo:rsid="00496a77" officeooo:paragraph-rsid="00496a77" style:font-size-asian="10pt" style:font-style-asian="italic" style:font-weight-asian="normal" style:font-size-complex="10pt" style:font-style-complex="italic" style:font-weight-complex="normal"/>
    </style:style>
    <style:style style:name="P81" style:family="paragraph" style:parent-style-name="Preformatted_20_Text">
      <style:text-properties fo:font-size="10pt" fo:font-style="italic" fo:font-weight="bold" officeooo:rsid="00496a77" officeooo:paragraph-rsid="00496a77" style:font-size-asian="10pt" style:font-style-asian="italic" style:font-weight-asian="bold" style:font-size-complex="10pt" style:font-style-complex="italic" style:font-weight-complex="bold"/>
    </style:style>
    <style:style style:name="P82" style:family="paragraph" style:parent-style-name="Preformatted_20_Text" style:list-style-name="L42">
      <style:text-properties fo:font-size="10pt" fo:font-style="italic" fo:font-weight="bold" officeooo:rsid="00496a77" officeooo:paragraph-rsid="00496a77" style:font-size-asian="10pt" style:font-style-asian="italic" style:font-weight-asian="bold" style:font-size-complex="10pt" style:font-style-complex="italic" style:font-weight-complex="bold"/>
    </style:style>
    <style:style style:name="P83" style:family="paragraph" style:parent-style-name="Preformatted_20_Text" style:list-style-name="L41">
      <style:text-properties fo:font-size="10pt" fo:font-style="italic" fo:font-weight="bold" officeooo:rsid="0048b65f" officeooo:paragraph-rsid="0048b65f" style:font-size-asian="10pt" style:font-style-asian="italic" style:font-weight-asian="bold" style:font-size-complex="10pt" style:font-style-complex="italic" style:font-weight-complex="bold"/>
    </style:style>
    <style:style style:name="P84" style:family="paragraph" style:parent-style-name="Preformatted_20_Text" style:list-style-name="L9">
      <style:text-properties fo:font-size="10pt" fo:font-style="normal" fo:font-weight="normal" officeooo:rsid="00210272" officeooo:paragraph-rsid="00210272" style:font-size-asian="10pt" style:font-style-asian="normal" style:font-weight-asian="normal" style:font-size-complex="10pt" style:font-style-complex="normal" style:font-weight-complex="normal"/>
    </style:style>
    <style:style style:name="P85" style:family="paragraph" style:parent-style-name="Preformatted_20_Text" style:list-style-name="L9">
      <style:text-properties fo:font-size="10pt" fo:font-style="normal" fo:font-weight="normal" officeooo:rsid="0021211b" officeooo:paragraph-rsid="0021211b" style:font-size-asian="10pt" style:font-style-asian="normal" style:font-weight-asian="normal" style:font-size-complex="10pt" style:font-style-complex="normal" style:font-weight-complex="normal"/>
    </style:style>
    <style:style style:name="P86" style:family="paragraph" style:parent-style-name="Preformatted_20_Text" style:list-style-name="L10">
      <style:text-properties fo:font-size="10pt" fo:font-style="normal" fo:font-weight="normal" officeooo:rsid="00229bcd" officeooo:paragraph-rsid="00229bcd" style:font-size-asian="10pt" style:font-style-asian="normal" style:font-weight-asian="normal" style:font-size-complex="10pt" style:font-style-complex="normal" style:font-weight-complex="normal"/>
    </style:style>
    <style:style style:name="P87" style:family="paragraph" style:parent-style-name="Preformatted_20_Text" style:list-style-name="L10">
      <style:text-properties fo:font-size="10pt" fo:font-style="normal" fo:font-weight="normal" officeooo:rsid="002328c7" officeooo:paragraph-rsid="002328c7" style:font-size-asian="10pt" style:font-style-asian="normal" style:font-weight-asian="normal" style:font-size-complex="10pt" style:font-style-complex="normal" style:font-weight-complex="normal"/>
    </style:style>
    <style:style style:name="P88" style:family="paragraph" style:parent-style-name="Preformatted_20_Text" style:list-style-name="L11">
      <style:text-properties fo:font-size="10pt" fo:font-style="normal" fo:font-weight="normal" officeooo:rsid="0025a524" officeooo:paragraph-rsid="0025a524" style:font-size-asian="10pt" style:font-style-asian="normal" style:font-weight-asian="normal" style:font-size-complex="10pt" style:font-style-complex="normal" style:font-weight-complex="normal"/>
    </style:style>
    <style:style style:name="P89" style:family="paragraph" style:parent-style-name="Preformatted_20_Text" style:list-style-name="L12">
      <style:text-properties fo:font-size="10pt" fo:font-style="normal" fo:font-weight="normal" officeooo:rsid="0029effe" officeooo:paragraph-rsid="0029effe" style:font-size-asian="10pt" style:font-style-asian="normal" style:font-weight-asian="normal" style:font-size-complex="10pt" style:font-style-complex="normal" style:font-weight-complex="normal"/>
    </style:style>
    <style:style style:name="P90" style:family="paragraph" style:parent-style-name="Preformatted_20_Text" style:list-style-name="L13">
      <style:text-properties fo:font-size="10pt" fo:font-style="normal" fo:font-weight="normal" officeooo:rsid="002b195f" officeooo:paragraph-rsid="002b195f" style:font-size-asian="10pt" style:font-style-asian="normal" style:font-weight-asian="normal" style:font-size-complex="10pt" style:font-style-complex="normal" style:font-weight-complex="normal"/>
    </style:style>
    <style:style style:name="P91" style:family="paragraph" style:parent-style-name="Preformatted_20_Text" style:list-style-name="L14">
      <style:text-properties fo:font-size="10pt" fo:font-style="normal" fo:font-weight="normal" officeooo:rsid="002dc0d7" officeooo:paragraph-rsid="002dc0d7" style:font-size-asian="10pt" style:font-style-asian="normal" style:font-weight-asian="normal" style:font-size-complex="10pt" style:font-style-complex="normal" style:font-weight-complex="normal"/>
    </style:style>
    <style:style style:name="P92" style:family="paragraph" style:parent-style-name="Preformatted_20_Text" style:list-style-name="L14">
      <style:text-properties fo:font-size="10pt" fo:font-style="normal" fo:font-weight="normal" officeooo:rsid="002fa52e" officeooo:paragraph-rsid="002fa52e" style:font-size-asian="10pt" style:font-style-asian="normal" style:font-weight-asian="normal" style:font-size-complex="10pt" style:font-style-complex="normal" style:font-weight-complex="normal"/>
    </style:style>
    <style:style style:name="P93" style:family="paragraph" style:parent-style-name="Preformatted_20_Text" style:list-style-name="L15">
      <style:text-properties fo:font-size="10pt" fo:font-style="normal" fo:font-weight="normal" officeooo:rsid="003164d8" officeooo:paragraph-rsid="003164d8" style:font-size-asian="10pt" style:font-style-asian="normal" style:font-weight-asian="normal" style:font-size-complex="10pt" style:font-style-complex="normal" style:font-weight-complex="normal"/>
    </style:style>
    <style:style style:name="P94" style:family="paragraph" style:parent-style-name="Preformatted_20_Text" style:list-style-name="L16">
      <style:text-properties fo:font-size="10pt" fo:font-style="normal" fo:font-weight="normal" officeooo:rsid="0031ac91" officeooo:paragraph-rsid="0031ac91" style:font-size-asian="10pt" style:font-style-asian="normal" style:font-weight-asian="normal" style:font-size-complex="10pt" style:font-style-complex="normal" style:font-weight-complex="normal"/>
    </style:style>
    <style:style style:name="P95" style:family="paragraph" style:parent-style-name="Preformatted_20_Text" style:list-style-name="L17">
      <style:text-properties fo:font-size="10pt" fo:font-style="normal" fo:font-weight="normal" officeooo:rsid="0031ac91" officeooo:paragraph-rsid="0031ac91" style:font-size-asian="10pt" style:font-style-asian="normal" style:font-weight-asian="normal" style:font-size-complex="10pt" style:font-style-complex="normal" style:font-weight-complex="normal"/>
    </style:style>
    <style:style style:name="P96" style:family="paragraph" style:parent-style-name="Preformatted_20_Text" style:list-style-name="L18">
      <style:text-properties fo:font-size="10pt" fo:font-style="normal" fo:font-weight="normal" officeooo:rsid="0032e04f" officeooo:paragraph-rsid="0032e04f" style:font-size-asian="10pt" style:font-style-asian="normal" style:font-weight-asian="normal" style:font-size-complex="10pt" style:font-style-complex="normal" style:font-weight-complex="normal"/>
    </style:style>
    <style:style style:name="P97" style:family="paragraph" style:parent-style-name="Preformatted_20_Text" style:list-style-name="L19">
      <style:text-properties fo:font-size="10pt" fo:font-style="normal" fo:font-weight="normal" officeooo:rsid="0032e04f" officeooo:paragraph-rsid="0032e04f" style:font-size-asian="10pt" style:font-style-asian="normal" style:font-weight-asian="normal" style:font-size-complex="10pt" style:font-style-complex="normal" style:font-weight-complex="normal"/>
    </style:style>
    <style:style style:name="P98" style:family="paragraph" style:parent-style-name="Preformatted_20_Text" style:list-style-name="L20">
      <style:text-properties fo:font-size="10pt" fo:font-style="normal" fo:font-weight="normal" officeooo:rsid="0033f733" officeooo:paragraph-rsid="0033f733" style:font-size-asian="10pt" style:font-style-asian="normal" style:font-weight-asian="normal" style:font-size-complex="10pt" style:font-style-complex="normal" style:font-weight-complex="normal"/>
    </style:style>
    <style:style style:name="P99" style:family="paragraph" style:parent-style-name="Preformatted_20_Text" style:list-style-name="L21">
      <style:text-properties fo:font-size="10pt" fo:font-style="normal" fo:font-weight="normal" officeooo:rsid="003559e8" officeooo:paragraph-rsid="0036b316" style:font-size-asian="10pt" style:font-style-asian="normal" style:font-weight-asian="normal" style:font-size-complex="10pt" style:font-style-complex="normal" style:font-weight-complex="normal"/>
    </style:style>
    <style:style style:name="P100" style:family="paragraph" style:parent-style-name="Preformatted_20_Text" style:list-style-name="L22">
      <style:text-properties fo:font-size="10pt" fo:font-style="normal" fo:font-weight="normal" officeooo:rsid="00378248" officeooo:paragraph-rsid="00378248" style:font-size-asian="10pt" style:font-style-asian="normal" style:font-weight-asian="normal" style:font-size-complex="10pt" style:font-style-complex="normal" style:font-weight-complex="normal"/>
    </style:style>
    <style:style style:name="P101" style:family="paragraph" style:parent-style-name="Preformatted_20_Text" style:list-style-name="L23">
      <style:text-properties fo:font-size="10pt" fo:font-style="normal" fo:font-weight="normal" officeooo:rsid="0038a6e6" officeooo:paragraph-rsid="0038a6e6" style:font-size-asian="10pt" style:font-style-asian="normal" style:font-weight-asian="normal" style:font-size-complex="10pt" style:font-style-complex="normal" style:font-weight-complex="normal"/>
    </style:style>
    <style:style style:name="P102" style:family="paragraph" style:parent-style-name="Preformatted_20_Text" style:list-style-name="L24">
      <style:text-properties fo:font-size="10pt" fo:font-style="normal" fo:font-weight="normal" officeooo:rsid="003b3a96" officeooo:paragraph-rsid="003b3a96" style:font-size-asian="10pt" style:font-style-asian="normal" style:font-weight-asian="normal" style:font-size-complex="10pt" style:font-style-complex="normal" style:font-weight-complex="normal"/>
    </style:style>
    <style:style style:name="P103" style:family="paragraph" style:parent-style-name="Preformatted_20_Text" style:list-style-name="L25">
      <style:text-properties fo:font-size="10pt" fo:font-style="normal" fo:font-weight="normal" officeooo:rsid="003b3a96" officeooo:paragraph-rsid="003b3a96" style:font-size-asian="10pt" style:font-style-asian="normal" style:font-weight-asian="normal" style:font-size-complex="10pt" style:font-style-complex="normal" style:font-weight-complex="normal"/>
    </style:style>
    <style:style style:name="P104" style:family="paragraph" style:parent-style-name="Preformatted_20_Text" style:list-style-name="L26">
      <style:text-properties fo:font-size="10pt" fo:font-style="normal" fo:font-weight="normal" officeooo:rsid="003b3a96" officeooo:paragraph-rsid="003b3a96" style:font-size-asian="10pt" style:font-style-asian="normal" style:font-weight-asian="normal" style:font-size-complex="10pt" style:font-style-complex="normal" style:font-weight-complex="normal"/>
    </style:style>
    <style:style style:name="P105" style:family="paragraph" style:parent-style-name="Preformatted_20_Text" style:list-style-name="L26">
      <style:text-properties fo:font-size="10pt" fo:font-style="normal" fo:font-weight="normal" officeooo:rsid="003b3a96" officeooo:paragraph-rsid="003d29de" style:font-size-asian="10pt" style:font-style-asian="normal" style:font-weight-asian="normal" style:font-size-complex="10pt" style:font-style-complex="normal" style:font-weight-complex="normal"/>
    </style:style>
    <style:style style:name="P106" style:family="paragraph" style:parent-style-name="Preformatted_20_Text" style:list-style-name="L27">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07" style:family="paragraph" style:parent-style-name="Preformatted_20_Text" style:list-style-name="L28">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08" style:family="paragraph" style:parent-style-name="Preformatted_20_Text" style:list-style-name="L29">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09" style:family="paragraph" style:parent-style-name="Preformatted_20_Text" style:list-style-name="L30">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10" style:family="paragraph" style:parent-style-name="Preformatted_20_Text" style:list-style-name="L31">
      <style:text-properties fo:font-size="10pt" fo:font-style="normal" fo:font-weight="normal" officeooo:rsid="003e1a54" officeooo:paragraph-rsid="003e1a54" style:font-size-asian="10pt" style:font-style-asian="normal" style:font-weight-asian="normal" style:font-size-complex="10pt" style:font-style-complex="normal" style:font-weight-complex="normal"/>
    </style:style>
    <style:style style:name="P111" style:family="paragraph" style:parent-style-name="Preformatted_20_Text" style:list-style-name="L32">
      <style:text-properties fo:font-size="10pt" fo:font-style="normal" fo:font-weight="normal" officeooo:rsid="004001dc" officeooo:paragraph-rsid="004001dc" style:font-size-asian="10pt" style:font-style-asian="normal" style:font-weight-asian="normal" style:font-size-complex="10pt" style:font-style-complex="normal" style:font-weight-complex="normal"/>
    </style:style>
    <style:style style:name="P112" style:family="paragraph" style:parent-style-name="Preformatted_20_Text">
      <style:text-properties fo:font-size="10pt" fo:font-style="normal" fo:font-weight="normal" officeooo:rsid="004001dc" officeooo:paragraph-rsid="004001dc" style:font-size-asian="10pt" style:font-style-asian="normal" style:font-weight-asian="normal" style:font-size-complex="10pt" style:font-style-complex="normal" style:font-weight-complex="normal"/>
    </style:style>
    <style:style style:name="P113" style:family="paragraph" style:parent-style-name="Preformatted_20_Text" style:list-style-name="L33">
      <style:text-properties fo:font-size="10pt" fo:font-style="normal" fo:font-weight="normal" officeooo:rsid="00414bce" officeooo:paragraph-rsid="00414bce" style:font-size-asian="10pt" style:font-style-asian="normal" style:font-weight-asian="normal" style:font-size-complex="10pt" style:font-style-complex="normal" style:font-weight-complex="normal"/>
    </style:style>
    <style:style style:name="P114" style:family="paragraph" style:parent-style-name="Preformatted_20_Text">
      <style:text-properties fo:font-size="10pt" fo:font-style="normal" fo:font-weight="normal" officeooo:rsid="00414bce" officeooo:paragraph-rsid="00414bce" style:font-size-asian="10pt" style:font-style-asian="normal" style:font-weight-asian="normal" style:font-size-complex="10pt" style:font-style-complex="normal" style:font-weight-complex="normal"/>
    </style:style>
    <style:style style:name="P115" style:family="paragraph" style:parent-style-name="Preformatted_20_Text">
      <style:text-properties fo:font-size="10pt" fo:font-style="normal" fo:font-weight="normal" officeooo:rsid="00422009" officeooo:paragraph-rsid="00422009" style:font-size-asian="10pt" style:font-style-asian="normal" style:font-weight-asian="normal" style:font-size-complex="10pt" style:font-style-complex="normal" style:font-weight-complex="normal"/>
    </style:style>
    <style:style style:name="P116" style:family="paragraph" style:parent-style-name="Preformatted_20_Text" style:list-style-name="L34">
      <style:text-properties fo:font-size="10pt" fo:font-style="normal" fo:font-weight="normal" officeooo:rsid="00422009" officeooo:paragraph-rsid="00422009" style:font-size-asian="10pt" style:font-style-asian="normal" style:font-weight-asian="normal" style:font-size-complex="10pt" style:font-style-complex="normal" style:font-weight-complex="normal"/>
    </style:style>
    <style:style style:name="P117" style:family="paragraph" style:parent-style-name="Preformatted_20_Text">
      <style:text-properties fo:font-size="10pt" fo:font-style="normal" fo:font-weight="normal" officeooo:rsid="0043bee1" officeooo:paragraph-rsid="0043bee1" style:font-size-asian="10pt" style:font-style-asian="normal" style:font-weight-asian="normal" style:font-size-complex="10pt" style:font-style-complex="normal" style:font-weight-complex="normal"/>
    </style:style>
    <style:style style:name="P118" style:family="paragraph" style:parent-style-name="Preformatted_20_Text" style:list-style-name="L35">
      <style:text-properties fo:font-size="10pt" fo:font-style="normal" fo:font-weight="normal" officeooo:rsid="0043bee1" officeooo:paragraph-rsid="0043bee1" style:font-size-asian="10pt" style:font-style-asian="normal" style:font-weight-asian="normal" style:font-size-complex="10pt" style:font-style-complex="normal" style:font-weight-complex="normal"/>
    </style:style>
    <style:style style:name="P119" style:family="paragraph" style:parent-style-name="Preformatted_20_Text" style:list-style-name="L36">
      <style:text-properties fo:font-size="10pt" fo:font-style="normal" fo:font-weight="normal" officeooo:rsid="00442e91" officeooo:paragraph-rsid="00442e91" style:font-size-asian="10pt" style:font-style-asian="normal" style:font-weight-asian="normal" style:font-size-complex="10pt" style:font-style-complex="normal" style:font-weight-complex="normal"/>
    </style:style>
    <style:style style:name="P120" style:family="paragraph" style:parent-style-name="Preformatted_20_Text">
      <style:text-properties fo:font-size="10pt" fo:font-style="normal" fo:font-weight="normal" officeooo:rsid="00442e91" officeooo:paragraph-rsid="00442e91" style:font-size-asian="10pt" style:font-style-asian="normal" style:font-weight-asian="normal" style:font-size-complex="10pt" style:font-style-complex="normal" style:font-weight-complex="normal"/>
    </style:style>
    <style:style style:name="P121" style:family="paragraph" style:parent-style-name="Preformatted_20_Text" style:list-style-name="L37">
      <style:text-properties fo:font-size="10pt" fo:font-style="normal" fo:font-weight="normal" officeooo:rsid="0045a011" officeooo:paragraph-rsid="0045a011" style:font-size-asian="10pt" style:font-style-asian="normal" style:font-weight-asian="normal" style:font-size-complex="10pt" style:font-style-complex="normal" style:font-weight-complex="normal"/>
    </style:style>
    <style:style style:name="P122" style:family="paragraph" style:parent-style-name="Preformatted_20_Text" style:list-style-name="L39">
      <style:text-properties fo:font-size="10pt" fo:font-style="normal" fo:font-weight="normal" officeooo:rsid="0045a011" officeooo:paragraph-rsid="0045a011" style:font-size-asian="10pt" style:font-style-asian="normal" style:font-weight-asian="normal" style:font-size-complex="10pt" style:font-style-complex="normal" style:font-weight-complex="normal"/>
    </style:style>
    <style:style style:name="P123" style:family="paragraph" style:parent-style-name="Preformatted_20_Text" style:list-style-name="L40">
      <style:text-properties fo:font-size="10pt" fo:font-style="normal" fo:font-weight="normal" officeooo:rsid="0045a011" officeooo:paragraph-rsid="0045a011" style:font-size-asian="10pt" style:font-style-asian="normal" style:font-weight-asian="normal" style:font-size-complex="10pt" style:font-style-complex="normal" style:font-weight-complex="normal"/>
    </style:style>
    <style:style style:name="P124" style:family="paragraph" style:parent-style-name="Preformatted_20_Text" style:list-style-name="L40">
      <style:text-properties fo:font-size="10pt" fo:font-style="normal" fo:font-weight="normal" officeooo:rsid="004798d6" officeooo:paragraph-rsid="004798d6" style:font-size-asian="10pt" style:font-style-asian="normal" style:font-weight-asian="normal" style:font-size-complex="10pt" style:font-style-complex="normal" style:font-weight-complex="normal"/>
    </style:style>
    <style:style style:name="P125" style:family="paragraph" style:parent-style-name="Preformatted_20_Text">
      <style:text-properties fo:font-size="10pt" fo:font-style="normal" fo:font-weight="normal" officeooo:rsid="004798d6" officeooo:paragraph-rsid="0048b48e" style:font-size-asian="10pt" style:font-style-asian="normal" style:font-weight-asian="normal" style:font-size-complex="10pt" style:font-style-complex="normal" style:font-weight-complex="normal"/>
    </style:style>
    <style:style style:name="P126" style:family="paragraph" style:parent-style-name="Preformatted_20_Text" style:list-style-name="L41">
      <style:text-properties fo:font-size="10pt" fo:font-style="normal" fo:font-weight="normal" officeooo:rsid="004798d6" officeooo:paragraph-rsid="0048b48e" style:font-size-asian="10pt" style:font-style-asian="normal" style:font-weight-asian="normal" style:font-size-complex="10pt" style:font-style-complex="normal" style:font-weight-complex="normal"/>
    </style:style>
    <style:style style:name="P127" style:family="paragraph" style:parent-style-name="Preformatted_20_Text" style:list-style-name="L42">
      <style:text-properties fo:font-size="10pt" fo:font-style="normal" fo:font-weight="normal" officeooo:rsid="00496a77" officeooo:paragraph-rsid="00496a77" style:font-size-asian="10pt" style:font-style-asian="normal" style:font-weight-asian="normal" style:font-size-complex="10pt" style:font-style-complex="normal" style:font-weight-complex="normal"/>
    </style:style>
    <style:style style:name="P128" style:family="paragraph" style:parent-style-name="Preformatted_20_Text" style:list-style-name="L14">
      <style:text-properties fo:font-size="10pt" fo:font-style="normal" fo:font-weight="bold" officeooo:rsid="002dc0d7" officeooo:paragraph-rsid="002dc0d7" style:font-size-asian="10pt" style:font-style-asian="normal" style:font-weight-asian="bold" style:font-size-complex="10pt" style:font-style-complex="normal" style:font-weight-complex="bold"/>
    </style:style>
    <style:style style:name="P129" style:family="paragraph" style:parent-style-name="Preformatted_20_Text" style:list-style-name="L20">
      <style:text-properties fo:font-size="10pt" fo:font-style="normal" fo:font-weight="bold" officeooo:rsid="0033f733" officeooo:paragraph-rsid="0033f733" style:font-size-asian="10pt" style:font-style-asian="normal" style:font-weight-asian="bold" style:font-size-complex="10pt" style:font-style-complex="normal" style:font-weight-complex="bold"/>
    </style:style>
    <style:style style:name="P130" style:family="paragraph" style:parent-style-name="Preformatted_20_Text" style:list-style-name="L22">
      <style:text-properties fo:font-size="10pt" fo:font-style="normal" fo:font-weight="bold" officeooo:rsid="00378248" officeooo:paragraph-rsid="00378248" style:font-size-asian="10pt" style:font-style-asian="normal" style:font-weight-asian="bold" style:font-size-complex="10pt" style:font-style-complex="normal" style:font-weight-complex="bold"/>
    </style:style>
    <style:style style:name="P131" style:family="paragraph" style:parent-style-name="Preformatted_20_Text">
      <style:text-properties fo:font-size="10pt" fo:font-style="normal" fo:font-weight="bold" officeooo:rsid="00414bce" officeooo:paragraph-rsid="00414bce" style:font-size-asian="10pt" style:font-style-asian="normal" style:font-weight-asian="bold" style:font-size-complex="10pt" style:font-style-complex="normal" style:font-weight-complex="bold"/>
    </style:style>
    <style:style style:name="P132" style:family="paragraph" style:parent-style-name="Preformatted_20_Text">
      <style:text-properties fo:font-size="10pt" fo:font-style="normal" fo:font-weight="bold" officeooo:rsid="00422009" officeooo:paragraph-rsid="00422009" style:font-size-asian="10pt" style:font-style-asian="normal" style:font-weight-asian="bold" style:font-size-complex="10pt" style:font-style-complex="normal" style:font-weight-complex="bold"/>
    </style:style>
    <style:style style:name="P133" style:family="paragraph" style:parent-style-name="Preformatted_20_Text">
      <style:text-properties fo:font-size="10pt" fo:font-style="normal" fo:font-weight="bold" officeooo:rsid="0043bee1" officeooo:paragraph-rsid="0043bee1" style:font-size-asian="10pt" style:font-style-asian="normal" style:font-weight-asian="bold" style:font-size-complex="10pt" style:font-style-complex="normal" style:font-weight-complex="bold"/>
    </style:style>
    <style:style style:name="P134" style:family="paragraph" style:parent-style-name="Preformatted_20_Text">
      <style:text-properties fo:font-size="10pt" fo:font-style="normal" fo:font-weight="bold" officeooo:rsid="00442e91" officeooo:paragraph-rsid="00442e91" style:font-size-asian="10pt" style:font-style-asian="normal" style:font-weight-asian="bold" style:font-size-complex="10pt" style:font-style-complex="normal" style:font-weight-complex="bold"/>
    </style:style>
    <style:style style:name="P135" style:family="paragraph" style:parent-style-name="Preformatted_20_Text">
      <style:text-properties fo:font-size="10pt" fo:font-style="normal" fo:font-weight="bold" officeooo:rsid="0045a011" officeooo:paragraph-rsid="0045a011" style:font-size-asian="10pt" style:font-style-asian="normal" style:font-weight-asian="bold" style:font-size-complex="10pt" style:font-style-complex="normal" style:font-weight-complex="bold"/>
    </style:style>
    <style:style style:name="P136" style:family="paragraph" style:parent-style-name="Preformatted_20_Text" style:list-style-name="L42">
      <style:text-properties fo:font-size="10pt" fo:font-style="normal" fo:font-weight="bold" officeooo:rsid="004b226b" officeooo:paragraph-rsid="004b226b" style:font-size-asian="10pt" style:font-style-asian="normal" style:font-weight-asian="bold" style:font-size-complex="10pt" style:font-style-complex="normal" style:font-weight-complex="bold"/>
    </style:style>
    <style:style style:name="P137" style:family="paragraph" style:parent-style-name="Preformatted_20_Text" style:list-style-name="L42">
      <style:text-properties fo:font-size="10pt" fo:font-style="normal" fo:font-weight="bold" officeooo:rsid="004b58ba" officeooo:paragraph-rsid="004b58ba" style:font-size-asian="10pt" style:font-style-asian="normal" style:font-weight-asian="bold" style:font-size-complex="10pt" style:font-style-complex="normal" style:font-weight-complex="bold"/>
    </style:style>
    <style:style style:name="P138" style:family="paragraph" style:parent-style-name="Preformatted_20_Text" style:list-style-name="L21">
      <style:text-properties officeooo:paragraph-rsid="0036b316"/>
    </style:style>
    <style:style style:name="T1" style:family="text">
      <style:text-properties fo:font-weight="bold" style:font-weight-asian="bold" style:font-weight-complex="bold"/>
    </style:style>
    <style:style style:name="T2" style:family="text">
      <style:text-properties fo:font-weight="bold" officeooo:rsid="002d3513" style:font-weight-asian="bold" style:font-weight-complex="bold"/>
    </style:style>
    <style:style style:name="T3" style:family="text">
      <style:text-properties fo:font-weight="bold" officeooo:rsid="003d29de" style:font-weight-asian="bold" style:font-weight-complex="bold"/>
    </style:style>
    <style:style style:name="T4" style:family="text">
      <style:text-properties fo:font-weight="bold" officeooo:rsid="0045a01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3edc" style:font-weight-asian="normal" style:font-weight-complex="normal"/>
    </style:style>
    <style:style style:name="T7" style:family="text">
      <style:text-properties fo:font-weight="normal" officeooo:rsid="002328c7" style:font-weight-asian="normal" style:font-weight-complex="normal"/>
    </style:style>
    <style:style style:name="T8" style:family="text">
      <style:text-properties fo:font-weight="normal" officeooo:rsid="004001dc"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1ce354" style:font-style-asian="normal" style:font-style-complex="normal"/>
    </style:style>
    <style:style style:name="T11" style:family="text">
      <style:text-properties fo:font-style="normal" officeooo:rsid="001e7fd8" style:font-style-asian="normal" style:font-style-complex="normal"/>
    </style:style>
    <style:style style:name="T12" style:family="text">
      <style:text-properties fo:font-style="normal" officeooo:rsid="0048b65f"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e7fd8" style:font-style-asian="normal" style:font-weight-asian="normal" style:font-style-complex="normal" style:font-weight-complex="normal"/>
    </style:style>
    <style:style style:name="T15" style:family="text">
      <style:text-properties fo:font-style="normal" fo:font-weight="normal" officeooo:rsid="001cc688"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2cb366" style:font-style-asian="normal" style:font-weight-asian="bold" style:font-style-complex="normal" style:font-weight-complex="bold"/>
    </style:style>
    <style:style style:name="T18" style:family="text">
      <style:text-properties fo:font-style="normal" fo:font-weight="bold" officeooo:rsid="0045a011" style:font-style-asian="normal" style:font-weight-asian="bold" style:font-style-complex="normal" style:font-weight-complex="bold"/>
    </style:style>
    <style:style style:name="T19" style:family="text">
      <style:text-properties fo:font-style="normal" fo:font-weight="bold" officeooo:rsid="0048b65f" style:font-style-asian="normal" style:font-weight-asian="bold" style:font-style-complex="normal"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officeooo:rsid="00161997"/>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2328c7"/>
    </style:style>
    <style:style style:name="T25" style:family="text">
      <style:text-properties officeooo:rsid="0029effe"/>
    </style:style>
    <style:style style:name="T26" style:family="text">
      <style:text-properties officeooo:rsid="002d3513"/>
    </style:style>
    <style:style style:name="T27" style:family="text">
      <style:text-properties fo:font-size="10pt" fo:font-style="normal" fo:font-weight="normal" officeooo:rsid="003559e8" style:font-size-asian="10pt" style:font-style-asian="normal" style:font-weight-asian="normal" style:font-size-complex="10pt" style:font-style-complex="normal" style:font-weight-complex="normal"/>
    </style:style>
    <style:style style:name="T28" style:family="text">
      <style:text-properties fo:font-size="10pt" fo:font-style="normal" fo:font-weight="normal" officeooo:rsid="0036b316" style:font-size-asian="10pt" style:font-style-asian="normal" style:font-weight-asian="normal" style:font-size-complex="10pt" style:font-style-complex="normal" style:font-weight-complex="normal"/>
    </style:style>
    <style:style style:name="T29" style:family="text">
      <style:text-properties officeooo:rsid="003d29de"/>
    </style:style>
    <style:style style:name="T30" style:family="text">
      <style:text-properties officeooo:rsid="0045a011"/>
    </style:style>
    <style:style style:name="T31" style:family="text">
      <style:text-properties officeooo:rsid="0048b6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mplicit Type Coercion </text:span><text:span text:style-name="T6">(because loosely typed language)</text:span></text:p>
      <text:p text:style-name="Preformatted_20_Text"><text:span text:style-name="T1">String + Number</text:span> defaults to <text:span text:style-name="T1">String</text:span></text:p>
      <text:p text:style-name="Preformatted_20_Text"><text:span text:style-name="T1">Boolean + Number</text:span> defaults to <text:span text:style-name="T1">Number</text:span></text:p>
      <text:p text:style-name="Preformatted_20_Text"/>
      <text:p text:style-name="P1">Conditional (Ternary) Operator</text:p>
      <text:p text:style-name="Preformatted_20_Text">var isAdult = (age &lt; 18) ? “Too young” : “Old enough”</text:p>
      <text:p text:style-name="Preformatted_20_Text"><text:s text:c="4"/>• if the variable age is less than 18 </text:p>
      <text:p text:style-name="Preformatted_20_Text"><text:s text:c="8"/>◦ then the variable isAdult is assigned the string “Too young”</text:p>
      <text:p text:style-name="Preformatted_20_Text"><text:s text:c="8"/>◦ otherwise takes the value “Old enough”</text:p>
      <text:p text:style-name="Preformatted_20_Text"/>
      <text:p text:style-name="Preformatted_20_Text">HTML and CSS are markup languages. Markup languages are used to describe and define elements within a document. JavaScript is a programming language. </text:p>
      <text:p text:style-name="Preformatted_20_Text"/>
      <text:p text:style-name="P2">console.log<text:span text:style-name="T5"> is used to display content to the JS console</text:span></text:p>
      <text:p text:style-name="P6"/>
      <text:p text:style-name="P6">for (var i = 0; i &lt; 10; i++) {<text:tab/>→ will print to console the numbers 1-9</text:p>
      <text:p text:style-name="P6"><text:tab/>console.log(i)</text:p>
      <text:p text:style-name="P6">}</text:p>
      <text:p text:style-name="P6"/>
      <text:p text:style-name="P6">document.getElementsByTagName("h1")[0].style.color = "#ff0000" </text:p>
      <text:list xml:id="list3925783787" text:style-name="L1">
        <text:list-item>
          <text:p text:style-name="P68">changes the h1 tag on the page to the color red</text:p>
        </text:list-item>
      </text:list>
      <text:p text:style-name="P6"/>
      <text:p text:style-name="P2">Primitive Data Types of JavaScript</text:p>
      <text:list xml:id="list803690066" text:style-name="L2">
        <text:list-item>
          <text:p text:style-name="P69">Numbers <text:span text:style-name="T21">(integers or floats)</text:span></text:p>
        </text:list-item>
        <text:list-item>
          <text:p text:style-name="P69">Strings</text:p>
        </text:list-item>
        <text:list-item>
          <text:p text:style-name="P69">Booleans <text:span text:style-name="T21">(true or false)</text:span></text:p>
        </text:list-item>
        <text:list-item>
          <text:p text:style-name="P69">Null <text:span text:style-name="T21">(data type “value of nothing”) - means nothing or totally empty</text:span></text:p>
        </text:list-item>
        <text:list-item>
          <text:p text:style-name="P69">Undefined <text:span text:style-name="T21">(data type “absence of value”) - means does not have a value</text:span></text:p>
        </text:list-item>
      </text:list>
      <text:list xml:id="list3178685104" text:style-name="L3">
        <text:list-item>
          <text:p text:style-name="P71">Undefined is returned if you didn’t assign a value to something while null is returned if you purposefully assign value as nothing</text:p>
        </text:list-item>
      </text:list>
      <text:p text:style-name="P6"/>
      <text:p text:style-name="P2">Comments in JavaScript</text:p>
      <text:list xml:id="list2184697342" text:style-name="L4">
        <text:list-item>
          <text:p text:style-name="P70">Single line comments with //</text:p>
        </text:list-item>
        <text:list-item>
          <text:p text:style-name="P70">Multi-line comments with /*<text:tab/>*/</text:p>
        </text:list-item>
      </text:list>
      <text:p text:style-name="P7"/>
      <text:p text:style-name="P4">Special Characters that Need to be Escaped</text:p>
      <text:list xml:id="list3366066243" text:style-name="L5">
        <text:list-item>
          <text:p text:style-name="P72">\\<text:tab/>\ (backslash)</text:p>
        </text:list-item>
        <text:list-item>
          <text:p text:style-name="P72">\”<text:tab/>“ (double quote)</text:p>
        </text:list-item>
        <text:list-item>
          <text:p text:style-name="P72">\’<text:tab/>‘ (single quote)</text:p>
        </text:list-item>
        <text:list-item>
          <text:p text:style-name="P72">\n<text:tab/>newline</text:p>
        </text:list-item>
        <text:list-item>
          <text:p text:style-name="P72">\t<text:tab/>tab</text:p>
        </text:list-item>
      </text:list>
      <text:p text:style-name="P8"/>
      <text:p text:style-name="P4">String Comparison</text:p>
      <text:list xml:id="list3739842862" text:style-name="L6">
        <text:list-item>
          <text:p text:style-name="P73">Case sensitive</text:p>
        </text:list-item>
        <text:list-item>
          <text:p text:style-name="P73">If asking greater than or less than </text:p>
        </text:list-item>
      </text:list>
      <text:p text:style-name="P9"/>
      <text:p text:style-name="P9">When using == or !=, JS will convert each value to the same type (aka type coercion). This may not be what you want and could cause errors – also considered bad practice when using these operators for equality test</text:p>
      <text:p text:style-name="P9"/>
      <text:p text:style-name="P9">Instead use === or !== <text:span text:style-name="T1">(strict equality)</text:span> will only return true if same <text:span text:style-name="T22">type </text:span><text:span text:style-name="T9">and </text:span><text:span text:style-name="T22">value</text:span><text:span text:style-name="T9"> without doing the type conversion first.</text:span></text:p>
      <text:p text:style-name="P64"/>
      <text:p text:style-name="P5"><text:span text:style-name="T9">Syntax of If/Else Statements<text:tab/><text:tab/></text:span><text:span text:style-name="T11">Logical Operators</text:span></text:p>
      <text:p text:style-name="P11"><text:span text:style-name="T15">if (// expression) {<text:tab/><text:tab/><text:tab/></text:span><text:span text:style-name="T14">&amp;&amp; Logical AND (true if both true)</text:span></text:p>
      <text:p text:style-name="P10"><text:span text:style-name="T9"><text:tab/>// run this code<text:tab/><text:tab/><text:tab/></text:span><text:span text:style-name="T11">|| Logical OR (true if at least one true)</text:span></text:p>
      <text:p text:style-name="P10"><text:span text:style-name="T9">} else </text:span><text:span text:style-name="T10">if (// expression)</text:span><text:span text:style-name="T9"> {<text:tab/><text:tab/>! </text:span><text:span text:style-name="T11">Logical NOT (returns opposite of value)</text:span></text:p>
      <text:p text:style-name="P65"><text:tab/>// run this code</text:p>
      <text:p text:style-name="P66">} else {</text:p>
      <text:p text:style-name="P66"><text:tab/>// run this code</text:p>
      <text:p text:style-name="P66">}</text:p>
      <text:p text:style-name="P67"/>
      <text:p text:style-name="P67"/>
      <text:p text:style-name="P44"><text:soft-page-break/>Truthy and Falsy Values</text:p>
      <text:p text:style-name="P24">Every JS value has an inherent boolean value. When evaluated in context of a boolean exp, that value will be transformed into that inherent boolean value</text:p>
      <text:p text:style-name="P24"/>
      <text:p text:style-name="P12"><text:span text:style-name="T9">List of all falsy values:<text:tab/><text:tab/></text:span><text:span text:style-name="T20">Anything not in the falsy list is truthy</text:span></text:p>
      <text:list xml:id="list3605016162" text:style-name="L7">
        <text:list-item>
          <text:p text:style-name="P74"><text:span text:style-name="T9">Boolean value </text:span><text:span text:style-name="T16">false</text:span></text:p>
        </text:list-item>
        <text:list-item>
          <text:p text:style-name="P74"><text:span text:style-name="T16">Null</text:span><text:span text:style-name="T9"> type</text:span></text:p>
        </text:list-item>
        <text:list-item>
          <text:p text:style-name="P74"><text:span text:style-name="T16">Undefined</text:span><text:span text:style-name="T9"> type</text:span></text:p>
        </text:list-item>
        <text:list-item>
          <text:p text:style-name="P74"><text:span text:style-name="T9">Number </text:span><text:span text:style-name="T16">0</text:span></text:p>
        </text:list-item>
        <text:list-item>
          <text:p text:style-name="P74"><text:span text:style-name="T9">Empty string </text:span><text:span text:style-name="T16">“”</text:span></text:p>
        </text:list-item>
        <text:list-item>
          <text:p text:style-name="P74"><text:span text:style-name="T9">Odd value </text:span><text:span text:style-name="T16">NaN</text:span></text:p>
        </text:list-item>
      </text:list>
      <text:p text:style-name="P44"/>
      <text:p text:style-name="P13">var isGoing = true<text:tab/><text:tab/><text:tab/><text:tab/><text:span text:style-name="T9">Will output “green”</text:span></text:p>
      <text:p text:style-name="P13">var color = isGoing ? “green” : “red”</text:p>
      <text:p text:style-name="P13">console.log(color)</text:p>
      <text:list xml:id="list841994969" text:style-name="L8">
        <text:list-item>
          <text:p text:style-name="P75">color assigned green if isGoing is true, else assigned red</text:p>
        </text:list-item>
      </text:list>
      <text:p text:style-name="P13"/>
      <text:p text:style-name="P22">You can combine ternary operators one after the otherwise (see example)</text:p>
      <text:p text:style-name="P14">var category = (plants &amp;&amp; animals) ? “omnivore” : (plants &amp;&amp; !animals) ? “herbivore” : (animals &amp;&amp; !plants) ? “carnivore” : undefined</text:p>
      <text:p text:style-name="P14"/>
      <text:p text:style-name="P41">Switch Statements</text:p>
      <text:list xml:id="list557847365" text:style-name="L9">
        <text:list-item>
          <text:p text:style-name="P84">Works if have a bunch of if statements based on value of the same variable</text:p>
        </text:list-item>
        <text:list-item>
          <text:p text:style-name="P85">Can use switch statement on any type of data (not just numbers)</text:p>
        </text:list-item>
        <text:list-item>
          <text:p text:style-name="P85">Remember to <text:span text:style-name="T1">break</text:span> the cases or else you have <text:span text:style-name="T1">falling through </text:span>(where the code will continue if the case matches</text:p>
        </text:list-item>
      </text:list>
      <text:p text:style-name="P42">Syntax of a switch statement</text:p>
      <text:p text:style-name="P15">var option = 3;</text:p>
      <text:p text:style-name="P15">switch (option) {</text:p>
      <text:p text:style-name="P15"><text:s text:c="2"/>case 1:</text:p>
      <text:p text:style-name="P15"><text:s text:c="4"/>console.log("You selected option 1.");</text:p>
      <text:p text:style-name="P15"><text:s text:c="4"/>break;</text:p>
      <text:p text:style-name="P15"><text:s text:c="2"/>case 2:</text:p>
      <text:p text:style-name="P15"><text:s text:c="4"/>console.log("You selected option 2.");</text:p>
      <text:p text:style-name="P15"><text:s text:c="4"/>break;</text:p>
      <text:p text:style-name="P15"><text:s text:c="2"/>case 3:</text:p>
      <text:p text:style-name="P15"><text:s text:c="4"/>console.log("You selected option 3.");</text:p>
      <text:p text:style-name="P15"><text:s text:c="4"/>break;</text:p>
      <text:p text:style-name="P15"><text:s text:c="2"/>case 4:</text:p>
      <text:p text:style-name="P15"><text:s text:c="4"/>console.log("You selected option 4.");</text:p>
      <text:p text:style-name="P15"><text:s text:c="4"/>break;</text:p>
      <text:p text:style-name="P15">}</text:p>
      <text:p text:style-name="P23">A <text:span text:style-name="T1">default </text:span>case to a switch statement and it will be executed when none of the values match the value of the switch expression</text:p>
      <text:p text:style-name="P23"/>
      <text:p text:style-name="P42">.<text:span text:style-name="T24">toLocaleString(‘en-US’) </text:span><text:span text:style-name="T7">will add commas to the number argument</text:span></text:p>
      <text:p text:style-name="P23"/>
      <text:p text:style-name="P43">Takeaways from Module 3</text:p>
      <text:list xml:id="list3097993745" text:style-name="L10">
        <text:list-item>
          <text:p text:style-name="P86">Break down problems</text:p>
        </text:list-item>
        <text:list-item>
          <text:p text:style-name="P86">Know the in and outs of conditional statements &amp; logical operators</text:p>
        </text:list-item>
        <text:list-item>
          <text:p text:style-name="P87">Be familiar with using truth falsy, ternary operators and switch statement</text:p>
        </text:list-item>
      </text:list>
      <text:p text:style-name="P25"/>
      <text:p text:style-name="P45">While Loops</text:p>
      <text:p text:style-name="P45"><text:tab/>Three Main Pieces to Any Loop</text:p>
      <text:list xml:id="list2760520437" text:style-name="L11">
        <text:list-item>
          <text:p text:style-name="P88">When to start – defining the starting value of a variable</text:p>
        </text:list-item>
        <text:list-item>
          <text:p text:style-name="P88">When to stop – condition to test whether loop should continue</text:p>
        </text:list-item>
        <text:list-item>
          <text:p text:style-name="P88">Step – either incrementing or decrementing</text:p>
        </text:list-item>
      </text:list>
      <text:p text:style-name="P26"/>
      <text:p text:style-name="P17">var x = 10</text:p>
      <text:p text:style-name="P17">while (x &gt;= 0) {</text:p>
      <text:p text:style-name="P16"><text:tab/><text:span text:style-name="T25">console.log(x)</text:span></text:p>
      <text:p text:style-name="P16"><text:tab/><text:span text:style-name="T25">x--</text:span></text:p>
      <text:p text:style-name="P17">}</text:p>
      <text:p text:style-name="P27"><text:soft-page-break/>Can implement switch statement within loops – <text:span text:style-name="T2">See </text:span><text:span text:style-name="T1">NASA’s countdown checkpoints</text:span></text:p>
      <text:p text:style-name="P16"/>
      <text:p text:style-name="P16">var time = 60</text:p>
      <text:p text:style-name="P16">while (time &gt;= 0) {</text:p>
      <text:p text:style-name="P16"><text:s text:c="4"/>switch (time) {</text:p>
      <text:p text:style-name="P16"><text:s text:c="8"/>case 50:</text:p>
      <text:p text:style-name="P16"><text:s text:c="12"/>console.log('Orbiter transfers from ground to internal power')</text:p>
      <text:p text:style-name="P16"><text:s text:c="12"/>break</text:p>
      <text:p text:style-name="P16"><text:s text:c="8"/>case 31:</text:p>
      <text:p text:style-name="P16"><text:s text:c="12"/>console.log('Ground launch sequencer is go for auto sequence start')</text:p>
      <text:p text:style-name="P16"><text:s text:c="12"/>break</text:p>
      <text:p text:style-name="P16"><text:s text:c="8"/>case 16:</text:p>
      <text:p text:style-name="P16"><text:s text:c="12"/>console.log('Activate launch pad sound suppression system')</text:p>
      <text:p text:style-name="P16"><text:s text:c="12"/>break</text:p>
      <text:p text:style-name="P16"><text:s text:c="8"/>case 10:</text:p>
      <text:p text:style-name="P16"><text:s text:c="12"/>console.log('Activate main engine hydrogen burnoff system')</text:p>
      <text:p text:style-name="P16"><text:s text:c="12"/>break</text:p>
      <text:p text:style-name="P16"><text:s text:c="8"/>case 6:</text:p>
      <text:p text:style-name="P16"><text:s text:c="12"/>console.log('Main engine start')</text:p>
      <text:p text:style-name="P16"><text:s text:c="12"/>break</text:p>
      <text:p text:style-name="P16"><text:s text:c="8"/>case 0:</text:p>
      <text:p text:style-name="P16"><text:s text:c="12"/>console.log('Solid rocket booster ignition and liftoff!')</text:p>
      <text:p text:style-name="P16"><text:s text:c="12"/>break</text:p>
      <text:p text:style-name="P16"><text:s text:c="8"/>default:</text:p>
      <text:p text:style-name="P16"><text:s text:c="12"/>console.log('T-' + time + ' seconds')</text:p>
      <text:p text:style-name="P16"><text:s text:c="4"/>}</text:p>
      <text:p text:style-name="P16"><text:s text:c="4"/>time -= 1</text:p>
      <text:p text:style-name="P16">}</text:p>
      <text:p text:style-name="P16"/>
      <text:p text:style-name="P46">For Loops</text:p>
      <text:p text:style-name="P28">Explicitly forces you to define the start point, stop point and step</text:p>
      <text:p text:style-name="P17"/>
      <text:p text:style-name="P17">for (start; stop; step) {<text:span text:style-name="T9"><text:tab/><text:tab/></text:span></text:p>
      <text:p text:style-name="P17"><text:tab/>// code</text:p>
      <text:p text:style-name="P17">}</text:p>
      <text:list xml:id="list879616079" text:style-name="L12">
        <text:list-item>
          <text:p text:style-name="P89">Can nest your loops – for each value in the outer loop, the inner for loop executes completely. Once the inner loop is done, the outer loop continues to the next value and the whole process begins again</text:p>
        </text:list-item>
      </text:list>
      <text:p text:style-name="P47"/>
      <text:p text:style-name="P48">Increment and Decrement Operators</text:p>
      <text:list xml:id="list971971291" text:style-name="L13">
        <text:list-item>
          <text:p text:style-name="P90">x++ or ++x</text:p>
        </text:list-item>
        <text:list-item>
          <text:p text:style-name="P90">x-- or --x </text:p>
        </text:list-item>
        <text:list-item>
          <text:p text:style-name="P90">x += <text:span text:style-name="T26">1 or x -= 1</text:span> </text:p>
        </text:list-item>
        <text:list-item>
          <text:p text:style-name="P90">x *= <text:span text:style-name="T26">1 or x /= 1</text:span></text:p>
        </text:list-item>
      </text:list>
      <text:p text:style-name="P29">x++ (read as return x then increment it)</text:p>
      <text:p text:style-name="P29">++x will increment then returns the value back</text:p>
      <text:p text:style-name="P29"/>
      <text:p text:style-name="P18">var i = 1;<text:tab/><text:tab/><text:tab/> <text:s/><text:span text:style-name="T17">Statement 1 is optional, if values are set before loop</text:span></text:p>
      <text:p text:style-name="P18">for (; i&lt;=5; i++) {<text:tab/> <text:s/><text:span text:style-name="T17">Initialize more than one value in statement 1 (commas)</text:span></text:p>
      <text:p text:style-name="P18"><text:s text:c="3"/>document.write(i + "&lt;br /&gt;");</text:p>
      <text:p text:style-name="P18">}</text:p>
      <text:p text:style-name="P18"/>
      <text:p text:style-name="P49">If omit statement 2, need to provide a break in the loop</text:p>
      <text:p text:style-name="P49">If omit statement 3, need increment your values inside loop</text:p>
      <text:p text:style-name="P49"/>
      <text:p text:style-name="P50">Do...While Loop</text:p>
      <text:p text:style-name="P30">Variant of the while loop – execute the code block once, <text:span text:style-name="T1">before</text:span> checking if the condition is true, and then it will repeat the loop as long as condition is true</text:p>
      <text:p text:style-name="P19"/>
      <text:p text:style-name="P19">do {<text:tab/><text:tab/><text:tab/><text:tab/><text:span text:style-name="T16">Continue</text:span><text:span text:style-name="T9"> breaks only one iteration in the loop and </text:span></text:p>
      <text:p text:style-name="P19"><text:tab/>// code block<text:tab/><text:span text:style-name="T9">continues with the next iteration</text:span></text:p>
      <text:p text:style-name="P19">}</text:p>
      <text:p text:style-name="P19">while (condition)</text:p>
      <text:p text:style-name="P51"><text:soft-page-break/>Parameters vs. Arguments</text:p>
      <text:list xml:id="list2524809168" text:style-name="L14">
        <text:list-item>
          <text:p text:style-name="P91">Key difference is where they show up in the code</text:p>
        </text:list-item>
        <text:list-item>
          <text:p text:style-name="P128">Parameter<text:span text:style-name="T5"> is going to be a variable name (appears in function declaration)</text:span></text:p>
        </text:list-item>
        <text:list-item>
          <text:p text:style-name="P128">Argument<text:span text:style-name="T5"> is always going to be a value (any of the data types) and will appear when the function is called or invoked</text:span></text:p>
        </text:list-item>
        <text:list-item>
          <text:p text:style-name="P92">function add (x, y) // x and y are parameters</text:p>
        </text:list-item>
        <text:list-item>
          <text:p text:style-name="P92">add (1, 2) // 1 and 2 are arguments</text:p>
        </text:list-item>
      </text:list>
      <text:p text:style-name="P37"/>
      <text:p text:style-name="P52">Return vs. console.log()</text:p>
      <text:list xml:id="list476589729" text:style-name="L15">
        <text:list-item>
          <text:p text:style-name="P93">Logging something only displays the value (view for debugging purposes)</text:p>
        </text:list-item>
        <text:list-item>
          <text:p text:style-name="P93">If don’t explicitly define return, function will return undefined default</text:p>
        </text:list-item>
        <text:list-item>
          <text:p text:style-name="P93">A <text:span text:style-name="T1">function's return</text:span> value can be <text:span text:style-name="T1">stored in a variable</text:span> or reused throughout your program as a function argument</text:p>
        </text:list-item>
      </text:list>
      <text:p text:style-name="P31"/>
      <text:p text:style-name="P53">Scope</text:p>
      <text:list xml:id="list1501201130" text:style-name="L16">
        <text:list-item>
          <text:p text:style-name="P94">Part of the program where a particular identifier, whether that be <text:span text:style-name="T1">variable </text:span>or <text:span text:style-name="T1">function name</text:span> is visible or accessible</text:p>
          <text:p text:style-name="P94"/>
        </text:list-item>
      </text:list>
      <text:list xml:id="list468030692" text:style-name="L17">
        <text:list-item>
          <text:p text:style-name="P95"><text:span text:style-name="T1">Global Scope</text:span>: can be accessed everywhere within your program</text:p>
        </text:list-item>
        <text:list-item>
          <text:p text:style-name="P95"><text:span text:style-name="T1">Function Scope</text:span>: can be accessed everywhere inside function defined in</text:p>
        </text:list-item>
      </text:list>
      <text:p text:style-name="P32"/>
      <text:p text:style-name="P53">Shadowing (scope overriding)</text:p>
      <text:p text:style-name="P33">To prevent from happening, simply declare a new variable within the local scope</text:p>
      <text:list xml:id="list1684928892" text:style-name="L18">
        <text:list-item>
          <text:p text:style-name="P96">Why not use global variables all the time?</text:p>
          <text:list>
            <text:list-item>
              <text:p text:style-name="P96">Global variables can conflict with other global variables of same name</text:p>
            </text:list-item>
            <text:list-item>
              <text:p text:style-name="P96">For larger programs, harder to keep track of what’s happening</text:p>
            </text:list-item>
          </text:list>
        </text:list-item>
      </text:list>
      <text:p text:style-name="P33"/>
      <text:p text:style-name="P54">Takeaways for Identifiers:</text:p>
      <text:list xml:id="list1861316756" text:style-name="L19">
        <text:list-item>
          <text:p text:style-name="P97">If an identifier is declared in <text:span text:style-name="T1">global scope</text:span>, it's <text:span text:style-name="T1">available everywhere</text:span>.</text:p>
        </text:list-item>
        <text:list-item>
          <text:p text:style-name="P97">If an identifier is declared in <text:span text:style-name="T1">function scope</text:span>, it's available in the function it was declared in (even in functions declared inside.</text:p>
        </text:list-item>
        <text:list-item>
          <text:p text:style-name="P97">To find identifier, JS will first look in the current function. If it doesn't find anything, it will continue to the next outer function (until global scope) to see if it can find the identifier there.</text:p>
        </text:list-item>
      </text:list>
      <text:p text:style-name="P33"/>
      <text:p text:style-name="P54">Hoisting</text:p>
      <text:p text:style-name="P34">Usually code is read from top to bottom, but because of <text:span text:style-name="T1">hoisting</text:span>, before JS is executed, all function declarations are “<text:span text:style-name="T1">hoisted</text:span>” to top of their current scope</text:p>
      <text:list xml:id="list3169454593" text:style-name="L20">
        <text:list-item>
          <text:p text:style-name="P129">To avoid bugs in their script:</text:p>
          <text:list>
            <text:list-item>
              <text:p text:style-name="P98">Variable assignments are not hoisted.</text:p>
            </text:list-item>
            <text:list-item>
              <text:p text:style-name="P98">Declare functions at the top of their scrips</text:p>
            </text:list-item>
            <text:list-item>
              <text:p text:style-name="P98">Variables at the top of their function</text:p>
            </text:list-item>
          </text:list>
        </text:list-item>
      </text:list>
      <text:p text:style-name="P34"/>
      <text:p text:style-name="P55">Storing Functions in Variables (Function Expressions)</text:p>
      <text:p text:style-name="P20">var catSays = function(max) {<text:tab/><text:tab/><text:span text:style-name="T16">Function no longer has a name</text:span></text:p>
      <text:p text:style-name="P20"><text:tab/>// block of code<text:tab/><text:tab/><text:tab/><text:span text:style-name="T16">Called an anonymous function</text:span></text:p>
      <text:p text:style-name="P20">}</text:p>
      <text:p text:style-name="P35"/>
      <text:p text:style-name="P35">When you call catSays, will return the function details</text:p>
      <text:p text:style-name="P35">Call the function by catSays()</text:p>
      <text:p text:style-name="P56">Function declarations are hoisted, but not function expressions</text:p>
      <text:p text:style-name="P35"/>
      <text:p text:style-name="P57">Why Use Anonymous Inline Function Expressions</text:p>
      <text:p text:style-name="P35"/>
      <text:list xml:id="list3746951263" text:style-name="L21">
        <text:list-item>
          <text:p text:style-name="P99">Anonymous inline function expressions are often used with function callbacks that are probably not going to be reused elsewhere</text:p>
        </text:list-item>
        <text:list-item>
          <text:p text:style-name="P138"><text:span text:style-name="T28">When</text:span><text:span text:style-name="T27"> you know the function is not going to be reused, it could save you many lines of code to just define it inline</text:span></text:p>
        </text:list-item>
      </text:list>
      <text:p text:style-name="P56"/>
      <text:p text:style-name="P56"/>
      <text:p text:style-name="P56"/>
      <text:p text:style-name="P56"/>
      <text:p text:style-name="P56"><text:soft-page-break/>Inline Function Expressions – <text:span text:style-name="T5">pass function inline as argument to other function</text:span></text:p>
      <text:p text:style-name="P36"/>
      <text:p text:style-name="P36">This type of syntax, writing function expressions that pass a function into another function inline, is really common in JavaScript.</text:p>
      <text:p text:style-name="P21"/>
      <text:p text:style-name="P21">// Function declaration that takes in two arguments: a function for displaying</text:p>
      <text:p text:style-name="P21">// a message, along with a name of a movie</text:p>
      <text:p text:style-name="P21">function movies(messageFunction, name) {</text:p>
      <text:p text:style-name="P21"><text:s text:c="2"/>messageFunction(name);</text:p>
      <text:p text:style-name="P21">}</text:p>
      <text:p text:style-name="P21">// Call the movies function, pass in the function and name of movie</text:p>
      <text:p text:style-name="P21">movies(function displayFavorite(movieName) {</text:p>
      <text:p text:style-name="P21"><text:s text:c="2"/>console.log("My favorite movie is " + movieName);</text:p>
      <text:p text:style-name="P21">}, "Finding Nemo");</text:p>
      <text:p text:style-name="P56"/>
      <text:p text:style-name="P56">Functions as parameters</text:p>
      <text:p text:style-name="P35">Pass the function into another function – function that is passed into another function is called a <text:span text:style-name="T1">callback</text:span></text:p>
      <text:p text:style-name="P56"/>
      <text:p text:style-name="P35">Callbacks are a way to make sure certain code doesn’t execute until other code has already finished execution.</text:p>
      <text:p text:style-name="P21"/>
      <text:p text:style-name="P21">// function expression catSays</text:p>
      <text:p text:style-name="P21">var catSays = function(max) {</text:p>
      <text:p text:style-name="P21"><text:s text:c="2"/>var catMessage = "";</text:p>
      <text:p text:style-name="P21"><text:s text:c="2"/>for (var i = 0; i &lt; max; i++) {</text:p>
      <text:p text:style-name="P21"><text:s text:c="4"/>catMessage += "meow ";</text:p>
      <text:p text:style-name="P21"><text:s text:c="2"/>}</text:p>
      <text:p text:style-name="P21"><text:s text:c="2"/>return catMessage;</text:p>
      <text:p text:style-name="P21">};</text:p>
      <text:p text:style-name="P21">// function declaration helloCat accepting a callback</text:p>
      <text:p text:style-name="P21">function helloCat(callbackFunc) {</text:p>
      <text:p text:style-name="P21"><text:s text:c="2"/>return "Hello " + callbackFunc(3);</text:p>
      <text:p text:style-name="P21">}</text:p>
      <text:p text:style-name="P21">// pass in catSays as a callback function</text:p>
      <text:p text:style-name="P21">helloCat(catSays);</text:p>
      <text:p text:style-name="P21"/>
      <text:p text:style-name="P35">JavaScript offers <text:span text:style-name="T1">three types</text:span> of <text:span text:style-name="T1">popup boxes</text:span>: <text:span text:style-name="T1">Alert</text:span>, <text:span text:style-name="T1">Prompt</text:span>, and <text:span text:style-name="T1">Confirm</text:span> boxes.</text:p>
      <text:list xml:id="list3684375662" text:style-name="L22">
        <text:list-item>
          <text:p text:style-name="P100">Alert box used when you want to ensure that information gets to user</text:p>
          <text:list>
            <text:list-item>
              <text:p text:style-name="P100">Use line breaks within a popup box with \n</text:p>
            </text:list-item>
            <text:list-item>
              <text:p text:style-name="P100">Takes one argument</text:p>
            </text:list-item>
          </text:list>
        </text:list-item>
        <text:list-item>
          <text:p text:style-name="P100">Prompt box used to have the user input value before entering a page</text:p>
          <text:list>
            <text:list-item>
              <text:p text:style-name="P100">Takes two parameters (label – display in box, placeholder string)</text:p>
            </text:list-item>
            <text:list-item>
              <text:p text:style-name="P100">Do not overuse this method, because it prevents the user from accessing other parts of the page until the box is closed.</text:p>
            </text:list-item>
            <text:list-item>
              <text:p text:style-name="P130">OK – returns input value, Cancel – returns null</text:p>
            </text:list-item>
          </text:list>
        </text:list-item>
        <text:list-item>
          <text:p text:style-name="P100">Confirm box used to have the user verify or accept something</text:p>
          <text:list>
            <text:list-item>
              <text:p text:style-name="P130">OK – returns true, Cancel – returns false</text:p>
            </text:list-item>
          </text:list>
        </text:list-item>
      </text:list>
      <text:p text:style-name="P58"/>
      <text:p text:style-name="P59">What are Arrays?</text:p>
      <text:list xml:id="list3141861046" text:style-name="L23">
        <text:list-item>
          <text:p text:style-name="P101">Data structure that can hold multiple data values</text:p>
        </text:list-item>
        <text:list-item>
          <text:p text:style-name="P101">Values in array are ordered</text:p>
        </text:list-item>
        <text:list-item>
          <text:p text:style-name="P101">Can nest arrays</text:p>
        </text:list-item>
      </text:list>
      <text:p text:style-name="P38"/>
      <text:p text:style-name="P60">Accessing Array Elements via the index of the elements</text:p>
      <text:p text:style-name="P39">Check <text:span text:style-name="T1">MDN Documentation </text:span>or type <text:span text:style-name="T1">[]</text:span> into the console to learn more about all of the JavaScript built-in methods for modifying arrays and accessing values</text:p>
      <text:p text:style-name="P39"/>
      <text:p text:style-name="P61">Array property –<text:span text:style-name="T5"> special pieces of information about a data structure (.length)</text:span></text:p>
      <text:p text:style-name="P61">Array methods – <text:span text:style-name="T5">special predefined functions that a data structure can call (reverse, sort, push and pop, shift and unshift)</text:span></text:p>
      <text:p text:style-name="P61"/>
      <text:p text:style-name="P61"/>
      <text:p text:style-name="P61"><text:soft-page-break/>push() <text:span text:style-name="T5">method to add elements to the end of an array</text:span></text:p>
      <text:list xml:id="list27347088" text:style-name="L24">
        <text:list-item>
          <text:p text:style-name="P102">Returns the length of array after an element has been added</text:p>
        </text:list-item>
      </text:list>
      <text:p text:style-name="P61">pop() <text:span text:style-name="T5">method to remove elements from the end of an array</text:span></text:p>
      <text:list xml:id="list304906987" text:style-name="L25">
        <text:list-item>
          <text:p text:style-name="P103">Don’t need to pass a value</text:p>
        </text:list-item>
        <text:list-item>
          <text:p text:style-name="P103">Returns the element that has been removed</text:p>
        </text:list-item>
      </text:list>
      <text:p text:style-name="P61">splice() <text:span text:style-name="T5">add and remove elements from anywhere within an array</text:span></text:p>
      <text:list xml:id="list3544807975" text:style-name="L26">
        <text:list-item>
          <text:p text:style-name="P104">Lets you specify the index location for add or delete elements</text:p>
          <text:list>
            <text:list-item>
              <text:p text:style-name="P105"><text:span text:style-name="T3">F</text:span><text:span text:style-name="T1">irst argument</text:span> represents the <text:span text:style-name="T1">starting index</text:span> <text:span text:style-name="T29">of the change</text:span></text:p>
            </text:list-item>
            <text:list-item>
              <text:p text:style-name="P105"><text:span text:style-name="T3">S</text:span><text:span text:style-name="T1">econd argument</text:span> represents the <text:span text:style-name="T1">numbers of elements you want to remove</text:span></text:p>
            </text:list-item>
            <text:list-item>
              <text:p text:style-name="P105"><text:span text:style-name="T29">R</text:span>emaining arguments represent the elements you want to add</text:p>
            </text:list-item>
          </text:list>
        </text:list-item>
      </text:list>
      <text:p text:style-name="P62">sort() <text:span text:style-name="T5">method to sort the array</text:span></text:p>
      <text:list xml:id="list1796568419" text:style-name="L27">
        <text:list-item>
          <text:p text:style-name="P106">Numbers are converted to Unicode strings (10 comes before 2 in Unicode)</text:p>
        </text:list-item>
      </text:list>
      <text:p text:style-name="P62">shift()</text:p>
      <text:list xml:id="list464931519" text:style-name="L28">
        <text:list-item>
          <text:p text:style-name="P107">Remove the first element from an array</text:p>
        </text:list-item>
      </text:list>
      <text:p text:style-name="P62">unshift()</text:p>
      <text:list xml:id="list1056417140" text:style-name="L29">
        <text:list-item>
          <text:p text:style-name="P108">Add an element to the first element in an array</text:p>
        </text:list-item>
      </text:list>
      <text:p text:style-name="P62">slice()</text:p>
      <text:list xml:id="list943737052" text:style-name="L30">
        <text:list-item>
          <text:p text:style-name="P109">Create a copy of the array between two indices. </text:p>
        </text:list-item>
      </text:list>
      <text:p text:style-name="P62">join() </text:p>
      <text:list xml:id="list891806029" text:style-name="L31">
        <text:list-item>
          <text:p text:style-name="P110">Combine the elements in an array to form a string</text:p>
        </text:list-item>
      </text:list>
      <text:p text:style-name="P40"/>
      <text:p text:style-name="P63">The forEach Loop<text:tab/><text:span text:style-name="T8">myArray.forEach(myAwesomeFunction)</text:span></text:p>
      <text:list xml:id="list3530491713" text:style-name="L32">
        <text:list-item>
          <text:p text:style-name="P111">Alternative way to iterate over an array and manipulate each element</text:p>
        </text:list-item>
        <text:list-item>
          <text:p text:style-name="P111">myAwesomeFunction which you defined is used to perform some operation on each element in the array</text:p>
        </text:list-item>
        <text:list-item>
          <text:p text:style-name="P111">Has three parameters: element (value of the element, not the index), index, and the array (array that you started with)</text:p>
        </text:list-item>
      </text:list>
      <text:p text:style-name="P112"/>
      <text:p text:style-name="P131">.map(func) Method</text:p>
      <text:list xml:id="list2533885467" text:style-name="L33">
        <text:list-item>
          <text:p text:style-name="P113">Define callback function that performs operation on each element in array</text:p>
        </text:list-item>
        <text:list-item>
          <text:p text:style-name="P113">Map returns a new array with the new values your function calculated</text:p>
        </text:list-item>
      </text:list>
      <text:p text:style-name="P114">Using <text:span text:style-name="T1">forEach()</text:span> will not be useful if you want to permanently modify the original array. <text:span text:style-name="T1">forEach() always returns undefined.</text:span> However, creating a new array from an existing array is simple with the powerful map() method.</text:p>
      <text:p text:style-name="P114"/>
      <text:p text:style-name="P132">Array in Arrays</text:p>
      <text:list xml:id="list159381926" text:style-name="L34">
        <text:list-item>
          <text:p text:style-name="P116">Represented as a grid like structure</text:p>
        </text:list-item>
        <text:list-item>
          <text:p text:style-name="P116">Each element of the array correspond to a row of cells</text:p>
        </text:list-item>
      </text:list>
      <text:p text:style-name="P115"/>
      <text:p text:style-name="P133">Objects</text:p>
      <text:list xml:id="list3519443479" text:style-name="L36">
        <text:list-item>
          <text:p text:style-name="P119">Data structure that lets you store data about a particular thing, and helps you keep track of that data by using a ‘key’</text:p>
        </text:list-item>
      </text:list>
      <text:list xml:id="list3323236400" text:style-name="L35">
        <text:list-item>
          <text:p text:style-name="P118">Allow wrap pieces of related data and functionality into one container</text:p>
        </text:list-item>
        <text:list-item>
          <text:p text:style-name="P118">Something the object can do is a <text:span text:style-name="T1">method</text:span></text:p>
        </text:list-item>
      </text:list>
      <text:p text:style-name="P117"><text:span text:style-name="T5"/></text:p>
      <text:p text:style-name="P76">var umbrella = { <text:tab/><text:tab/><text:tab/><text:span text:style-name="T16">Making the method open() </text:span><text:span text:style-name="T18">and close()</text:span></text:p>
      <text:p text:style-name="P76"><text:s text:c="2"/>color: "pink",</text:p>
      <text:p text:style-name="P76"><text:s text:c="2"/>isOpen: false,</text:p>
      <text:p text:style-name="P76"><text:s text:c="2"/>open: function() { </text:p>
      <text:p text:style-name="P76"><text:s text:c="4"/>if (umbrella.isOpen === true) {</text:p>
      <text:p text:style-name="P76"><text:s text:c="6"/>return "The umbrella is already opened!";</text:p>
      <text:p text:style-name="P76"><text:s text:c="4"/>} else {</text:p>
      <text:p text:style-name="P76"><text:s text:c="6"/>umbrella.isOpen = true;</text:p>
      <text:p text:style-name="P76"><text:s text:c="6"/>return "Julia opens the umbrella!";</text:p>
      <text:p text:style-name="P76"><text:s text:c="4"/>}</text:p>
      <text:p text:style-name="P76"><text:s text:c="3"/>}</text:p>
      <text:p text:style-name="P76">}</text:p>
      <text:p text:style-name="P76"/>
      <text:p text:style-name="P134">Structure of an Object Literal</text:p>
      <text:list xml:id="list3270352346" text:style-name="L37">
        <text:list-item>
          <text:p text:style-name="P121">The ‘key’ and its ‘value’ are separated by a colon</text:p>
        </text:list-item>
        <text:list-item>
          <text:p text:style-name="P121">The key: value pairs are separated from each other by commas</text:p>
        </text:list-item>
        <text:list-item>
          <text:p text:style-name="P121">The entire object is wrapped inside curly braces {}</text:p>
        </text:list-item>
      </text:list>
      <text:p text:style-name="P120"><text:soft-page-break/>var sister = {<text:tab/><text:tab/><text:tab/><text:tab/><text:span text:style-name="T30">The </text:span><text:span text:style-name="T4">key</text:span><text:span text:style-name="T30"> in </text:span><text:span text:style-name="T4">key:value</text:span><text:span text:style-name="T30"> pair allows you to</text:span></text:p>
      <text:p text:style-name="P120"><text:s text:c="2"/>name: "Sarah",<text:tab/><text:tab/><text:tab/><text:tab/><text:span text:style-name="T30">look up a piece of information about object</text:span> </text:p>
      <text:p text:style-name="P120"><text:s text:c="2"/>age: 23,<text:tab/><text:tab/><text:tab/><text:tab/><text:tab/></text:p>
      <text:p text:style-name="P120"><text:s text:c="2"/>parents: ["alice", "andy"],</text:p>
      <text:p text:style-name="P120"><text:s text:c="2"/>siblings: ["julia"],</text:p>
      <text:p text:style-name="P120"><text:s text:c="2"/>favoriteColor: "purple",</text:p>
      <text:p text:style-name="P120"><text:s text:c="2"/>pets: true</text:p>
      <text:p text:style-name="P120">}</text:p>
      <text:p text:style-name="P120"/>
      <text:p text:style-name="P135">Bracket Notation <text:span text:style-name="T5">(sister[‘parents])</text:span> vs. Dot Notation <text:span text:style-name="T5">(sister.parents)</text:span></text:p>
      <text:p text:style-name="P135"><text:span text:style-name="T5"/></text:p>
      <text:p text:style-name="P135">Object Methods</text:p>
      <text:list xml:id="list1590536291" text:style-name="L39">
        <text:list-item>
          <text:p text:style-name="P122">Syntax is the same as how you defined the properties of the object</text:p>
        </text:list-item>
        <text:list-item>
          <text:p text:style-name="P122">The <text:span text:style-name="T1">value</text:span> is in the <text:span text:style-name="T1">key:value</text:span> pair will be a function</text:p>
        </text:list-item>
        <text:list-item>
          <text:p text:style-name="P122">paintPicture: function() { return "Sarah paints!"; }</text:p>
          <text:list>
            <text:list-item>
              <text:p text:style-name="P122">sister.paintPicture() returns ‘Sarah paints!’</text:p>
            </text:list-item>
          </text:list>
        </text:list-item>
      </text:list>
      <text:p text:style-name="P135"/>
      <text:p text:style-name="P135">Object Naming Conventions</text:p>
      <text:list xml:id="list18321226" text:style-name="L40">
        <text:list-item>
          <text:p text:style-name="P123">Don’t use numbers as the first character in your property names</text:p>
        </text:list-item>
        <text:list-item>
          <text:p text:style-name="P124">Don’t separate keys with spaces or hyphens, use camel case</text:p>
        </text:list-item>
      </text:list>
      <text:p text:style-name="P125"><text:span text:style-name="T1">Property (information about the object) and method(capabilities the object has)</text:span></text:p>
      <text:p text:style-name="P125"><text:span text:style-name="T1"/></text:p>
      <text:p text:style-name="P125">Sometimes, <text:span text:style-name="T31">need</text:span> to set an "object type" that’<text:span text:style-name="T31">s</text:span> used to create a number of objects of a single type. The standard way is <text:span text:style-name="T31">with </text:span><text:span text:style-name="T1">object constructor function</text:span>.</text:p>
      <text:p text:style-name="P77"/>
      <text:p text:style-name="P77">function <text:span text:style-name="T31">Person</text:span>(name, age, color) {<text:tab/><text:tab/><text:span text:style-name="T12">The </text:span><text:span text:style-name="T19">function person is an object</text:span></text:p>
      <text:p text:style-name="P77"><text:s text:c="2"/>this.name = name;<text:tab/><text:tab/><text:tab/><text:tab/><text:span text:style-name="T19">constructor</text:span><text:span text:style-name="T12">, it takes parameters and</text:span></text:p>
      <text:p text:style-name="P77"><text:s text:c="2"/>this.age = age;<text:tab/><text:tab/><text:tab/><text:tab/><text:tab/><text:span text:style-name="T12">assigns them to the object properties</text:span></text:p>
      <text:p text:style-name="P77"><text:s text:c="2"/>this.favColor = color;</text:p>
      <text:p text:style-name="P77">}</text:p>
      <text:list xml:id="list886376704" text:style-name="L41">
        <text:list-item>
          <text:p text:style-name="P126"><text:span text:style-name="T31">G</text:span>ood practice to name constructor function with an upper-case first letter</text:p>
        </text:list-item>
        <text:list-item>
          <text:p text:style-name="P126"><text:span text:style-name="T31">Create o</text:span>bjects of same type <text:span text:style-name="T31">w/</text:span> the constructor func. w/ the <text:span text:style-name="T1">new</text:span> keyword</text:p>
        </text:list-item>
        <text:list-item>
          <text:p text:style-name="P83">var myFather = new Person(‘John’, ‘Tran’, 58, ‘brown’)</text:p>
        </text:list-item>
      </text:list>
      <text:p text:style-name="P78"><text:span text:style-name="T9"/></text:p>
      <text:p text:style-name="P78"><text:span text:style-name="T9">A </text:span><text:span text:style-name="T16">method is a function</text:span><text:span text:style-name="T9">, belonging to an object. </text:span><text:span text:style-name="T16">It can be referenced using the this keyword</text:span><text:span text:style-name="T9">. The </text:span><text:span text:style-name="T16">this keyword</text:span><text:span text:style-name="T9"> is used as a </text:span><text:span text:style-name="T16">reference to the current object</text:span><text:span text:style-name="T9">, meaning that you can access the objects properties and methods using it.</text:span></text:p>
      <text:p text:style-name="P78"><text:span text:style-name="T9"/></text:p>
      <text:p text:style-name="P79"><text:span text:style-name="T9">The </text:span><text:span text:style-name="T16">this</text:span><text:span text:style-name="T9"> </text:span><text:span text:style-name="T16">keyword</text:span><text:span text:style-name="T9"> is a reference to the current object</text:span></text:p>
      <text:p text:style-name="P79"><text:span text:style-name="T9"/></text:p>
      <text:p text:style-name="P81"><text:span text:style-name="T9">Additional Notes on Arrays</text:span></text:p>
      <text:list xml:id="list2880958600" text:style-name="L42">
        <text:list-item>
          <text:p text:style-name="P80"><text:span text:style-name="T9">Can create an array with </text:span><text:span text:style-name="T16">new Array</text:span><text:span text:style-name="T9"> <text:line-break/>→ </text:span>var courses = new Array(‘HTML’,‘CSS’,‘JS’)</text:p>
        </text:list-item>
        <text:list-item>
          <text:p text:style-name="P80">var courses = new Array(3) <text:span text:style-name="T1">→ </text:span><text:span text:style-name="T9">declare array &amp; tell # of elements in</text:span></text:p>
        </text:list-item>
        <text:list-item>
          <text:p text:style-name="P80"><text:span text:style-name="T9">JavaScript arrays are dynamic; can declare an array and not pass in any arguments and add the elements when you need to</text:span></text:p>
        </text:list-item>
        <text:list-item>
          <text:p text:style-name="P82"><text:span text:style-name="T9">concat method </text:span><text:span text:style-name="T13">allows you to join arrays and create an entirely new array</text:span></text:p>
        </text:list-item>
        <text:list-item>
          <text:p text:style-name="P82"><text:span text:style-name="T13">In </text:span><text:span text:style-name="T9">associative arrays</text:span><text:span text:style-name="T13">, can index into arrays with strings</text:span></text:p>
          <text:list>
            <text:list-item>
              <text:p text:style-name="P82"><text:span text:style-name="T9">array</text:span><text:span text:style-name="T13"> syntax will turn the array into an object</text:span></text:p>
            </text:list-item>
            <text:list-item>
              <text:p text:style-name="P127">It is better to use an object when you want the index to be a string</text:p>
            </text:list-item>
            <text:list-item>
              <text:p text:style-name="P127">Use an array when you want the index to be a number.</text:p>
            </text:list-item>
          </text:list>
        </text:list-item>
        <text:list-item>
          <text:p text:style-name="P136">Math object <text:span text:style-name="T5">allows you to perform mathematical tasks (Math.pi for example)</text:span></text:p>
        </text:list-item>
        <text:list-item>
          <text:p text:style-name="P136">setInterval() method<text:span text:style-name="T5"> calls a function at specified intervals (in ms)</text:span></text:p>
          <text:list>
            <text:list-item>
              <text:p text:style-name="P136"><text:span text:style-name="T5">Will continue calling the function until clearInterval() is called</text:span></text:p>
            </text:list-item>
            <text:list-item>
              <text:p text:style-name="P136"><text:span text:style-name="T5">Write name of function w/o () when passing it into setInterval method</text:span></text:p>
            </text:list-item>
          </text:list>
        </text:list-item>
        <text:list-item>
          <text:p text:style-name="P136">Date() <text:span text:style-name="T5">allows users to work with dates<text:tab/></text:span></text:p>
          <text:list>
            <text:list-item>
              <text:p text:style-name="P136"><text:span text:style-name="T23">var d = new Date() // d stores the current date and time</text:span></text:p>
            </text:list-item>
            <text:list-item>
              <text:p text:style-name="P137">getHours(), getMinutes() <text:span text:style-name="T5">are some of the date metho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Verdana" svg:font-family="Verdana, sans-serif"/>
    <style:font-face style:name="inherit" svg:font-family="inherit"/>
    <style:font-face style:name="roboto" svg:font-family="roboto"/>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1T22:33:29.008266297</dc:date>
    <meta:editing-duration>PT2H48M55S</meta:editing-duration>
    <meta:editing-cycles>18</meta:editing-cycles>
    <meta:generator>LibreOffice/6.0.4.2$Linux_X86_64 LibreOffice_project/9b0d9b32d5dcda91d2f1a96dc04c645c450872bf</meta:generator>
    <meta:document-statistic meta:table-count="0" meta:image-count="0" meta:object-count="0" meta:page-count="7" meta:paragraph-count="329" meta:word-count="2708" meta:character-count="15688" meta:non-whitespace-character-count="12984"/>
  </office:meta>
</office:document-meta>
</file>